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4mm"/>
    </style:style>
    <style:style style:name="co2" style:family="table-column">
      <style:table-column-properties fo:break-before="auto" style:column-width="89.91mm"/>
    </style:style>
    <style:style style:name="co3" style:family="table-column">
      <style:table-column-properties fo:break-before="auto" style:column-width="32.77mm"/>
    </style:style>
    <style:style style:name="co4" style:family="table-column">
      <style:table-column-properties fo:break-before="auto" style:column-width="27.23mm"/>
    </style:style>
    <style:style style:name="co5" style:family="table-column">
      <style:table-column-properties fo:break-before="auto" style:column-width="45.61mm"/>
    </style:style>
    <style:style style:name="co6" style:family="table-column">
      <style:table-column-properties fo:break-before="auto" style:column-width="28.35mm"/>
    </style:style>
    <style:style style:name="co7" style:family="table-column">
      <style:table-column-properties fo:break-before="auto" style:column-width="30.11mm"/>
    </style:style>
    <style:style style:name="co8" style:family="table-column">
      <style:table-column-properties fo:break-before="auto" style:column-width="17.71mm"/>
    </style:style>
    <style:style style:name="ro1" style:family="table-row">
      <style:table-row-properties style:row-height="8.68mm" fo:break-before="auto" style:use-optimal-row-height="false"/>
    </style:style>
    <style:style style:name="ro2" style:family="table-row">
      <style:table-row-properties style:row-height="7.83mm" fo:break-before="auto" style:use-optimal-row-height="false"/>
    </style:style>
    <style:style style:name="ro3" style:family="table-row">
      <style:table-row-properties style:row-height="6.99mm" fo:break-before="auto" style:use-optimal-row-height="false"/>
    </style:style>
    <style:style style:name="ro4" style:family="table-row">
      <style:table-row-properties style:row-height="6.99mm" fo:break-before="auto" style:use-optimal-row-height="false"/>
    </style:style>
    <style:style style:name="ro5" style:family="table-row">
      <style:table-row-properties style:row-height="11.43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議員4">
      <style:table-properties table:display="true" style:writing-mode="lr-tb"/>
    </style:style>
    <style:style style:name="ce1" style:family="table-cell" style:parent-style-name="一般_20_2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一般_20_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一般_20_2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20_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千分位_20_2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千分位_20_2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一般_20_2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20_2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20_2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千分位_20_2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千分位_20_2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20_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solid" style:text-underline-width="auto" style:text-underline-color="font-color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3" style:family="table-cell" style:parent-style-name="一般_20_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千分位_20_2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千分位_20_2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千分位_20_2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20_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一般_20_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一般_5f_Sheet1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Sheet1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千分位_20_2" style:data-style-name="N157">
      <style:table-cell-properties style:glyph-orientation-vertical="0" style:cell-protect="protected" style:print-content="true" style:diagonal-bl-tr="none" style:diagonal-tl-br="0.74pt solid #000000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20_2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solid" style:text-underline-width="auto" style:text-underline-color="font-color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千分位_20_2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20_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一般_20_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千分位_20_2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千分位_20_2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20_2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一般_20_2" style:data-style-name="N157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議員4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2" table:default-cell-style-name="ce11"/>
        <table:table-column table:style-name="co5" table:default-cell-style-name="ce11"/>
        <table:table-column table:style-name="co6" table:default-cell-style-name="ce11"/>
        <table:table-column table:style-name="co1" table:default-cell-style-name="ce11"/>
        <table:table-column table:style-name="co7" table:default-cell-style-name="ce11"/>
        <table:table-column table:style-name="co8" table:number-columns-repeated="248" table:default-cell-style-name="ce11"/>
        <table:table-column table:style-name="co8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嘉義縣政府105年度對議員所提地方建設建議事項處理明細表</text:p>
            </table:table-cell>
            <table:covered-table-cell table:style-name="ce12"/>
            <table:covered-table-cell table:number-columns-repeated="4" table:style-name="ce22"/>
            <table:covered-table-cell table:number-columns-repeated="2" table:style-name="ce35"/>
            <table:covered-table-cell table:style-name="ce12"/>
            <table:table-cell table:style-name="ce44" table:number-columns-repeated="1015"/>
          </table:table-row>
          <table:table-row table:style-name="ro1">
            <table:table-cell table:style-name="ce1" office:value-type="string" calcext:value-type="string" table:number-columns-spanned="9" table:number-rows-spanned="1">
              <text:p>至105年6月止</text:p>
            </table:table-cell>
            <table:covered-table-cell table:style-name="ce12"/>
            <table:covered-table-cell table:number-columns-repeated="4" table:style-name="ce22"/>
            <table:covered-table-cell table:number-columns-repeated="2" table:style-name="ce35"/>
            <table:covered-table-cell table:style-name="ce12"/>
            <table:table-cell table:style-name="ce44" table:number-columns-repeated="1015"/>
          </table:table-row>
          <table:table-row table:style-name="ro2">
            <table:table-cell table:style-name="ce2" office:value-type="string" calcext:value-type="string">
              <text:p>表4</text:p>
            </table:table-cell>
            <table:table-cell table:style-name="ce13" office:value-type="string" calcext:value-type="string" table:number-columns-spanned="7" table:number-rows-spanned="1">
              <text:p>(本表為半年報)</text:p>
            </table:table-cell>
            <table:covered-table-cell table:number-columns-repeated="6" table:style-name="ce23"/>
            <table:table-cell table:style-name="ce40" office:value-type="string" calcext:value-type="string">
              <text:p>單位：千元</text:p>
            </table:table-cell>
            <table:table-cell table:style-name="ce44" table:number-columns-repeated="1015"/>
          </table:table-row>
          <table:table-row table:style-name="ro3">
            <table:table-cell table:style-name="ce3" office:value-type="string" calcext:value-type="string" table:number-columns-spanned="1" table:number-rows-spanned="2">
              <text:p>議員姓名</text:p>
            </table:table-cell>
            <table:table-cell table:style-name="ce3" office:value-type="string" calcext:value-type="string" table:number-columns-spanned="1" table:number-rows-spanned="2">
              <text:p>建議項目及內容</text:p>
            </table:table-cell>
            <table:table-cell table:style-name="ce3" office:value-type="string" calcext:value-type="string" table:number-columns-spanned="1" table:number-rows-spanned="2">
              <text:p>建議地點</text:p>
            </table:table-cell>
            <table:table-cell table:style-name="ce3" office:value-type="string" calcext:value-type="string" table:number-columns-spanned="1" table:number-rows-spanned="2">
              <text:p>建議金額</text:p>
            </table:table-cell>
            <table:table-cell table:style-name="ce3" office:value-type="string" calcext:value-type="string" table:number-columns-spanned="5" table:number-rows-spanned="1">
              <text:p>核定情形</text:p>
            </table:table-cell>
            <table:covered-table-cell table:number-columns-repeated="3" table:style-name="ce31"/>
            <table:covered-table-cell table:style-name="ce41"/>
            <table:table-cell table:number-columns-repeated="1015"/>
          </table:table-row>
          <table:table-row table:style-name="ro4">
            <table:covered-table-cell table:number-columns-repeated="4" table:style-name="ce4"/>
            <table:table-cell table:style-name="ce30" office:value-type="string" calcext:value-type="string">
              <text:p>核定金額</text:p>
            </table:table-cell>
            <table:table-cell table:style-name="ce30" office:value-type="string" calcext:value-type="string">
              <text:p>經費支用科目</text:p>
            </table:table-cell>
            <table:table-cell table:style-name="ce30" office:value-type="string" calcext:value-type="string">
              <text:p>主辦機關</text:p>
            </table:table-cell>
            <table:table-cell table:style-name="ce30" office:value-type="string" calcext:value-type="string">
              <text:p>招標方式</text:p>
            </table:table-cell>
            <table:table-cell table:style-name="ce30" office:value-type="string" calcext:value-type="string">
              <text:p>得標廠商</text:p>
            </table:table-cell>
            <table:table-cell table:number-columns-repeated="1015"/>
          </table:table-row>
        </table:table-header-rows>
        <table:table-row table:style-name="ro5">
          <table:table-cell table:style-name="ce5" office:value-type="string" calcext:value-type="string">
            <text:p>王啟澧</text:p>
          </table:table-cell>
          <table:table-cell table:style-name="ce14" office:value-type="string" calcext:value-type="string">
            <text:p>水上鄉大崙村村里道路緊急改善工程</text:p>
          </table:table-cell>
          <table:table-cell table:style-name="ce24" office:value-type="string" calcext:value-type="string">
            <text:p>水上鄉</text:p>
          </table:table-cell>
          <table:table-cell table:number-columns-repeated="2" table:style-name="ce28" office:value-type="float" office:value="99.05" calcext:value-type="float">
            <text:p><text:s/>99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36" office:value-type="string" calcext:value-type="string">
            <text:p>小額採購</text:p>
          </table:table-cell>
          <table:table-cell table:style-name="ce36" office:value-type="string" calcext:value-type="string">
            <text:p>嘉靖和營造有限公司</text:p>
          </table:table-cell>
          <table:table-cell table:number-columns-repeated="1015"/>
        </table:table-row>
        <table:table-row table:style-name="ro5">
          <table:table-cell table:style-name="ce6" office:value-type="string" office:string-value="石信忠" calcext:value-type="string">
            <text:p><text:s/>石信忠 </text:p>
          </table:table-cell>
          <table:table-cell table:style-name="ce15" office:value-type="string" office:string-value="阿里山鄉山美村第1鄰農路改善工程及樂野村3鄰擋土牆工程" calcext:value-type="string">
            <text:p><text:s/>阿里山鄉山美村第1鄰農路改善工程及樂野村3鄰擋土牆工程 </text:p>
          </table:table-cell>
          <table:table-cell table:style-name="ce6" office:value-type="string" office:string-value="阿里山鄉" calcext:value-type="string">
            <text:p><text:s/>阿里山鄉 </text:p>
          </table:table-cell>
          <table:table-cell table:style-name="ce6" office:value-type="float" office:value="510" calcext:value-type="float">
            <text:p><text:s/>510 </text:p>
          </table:table-cell>
          <table:table-cell table:style-name="ce6" office:value-type="float" office:value="500" calcext:value-type="float">
            <text:p><text:s/>500 </text:p>
          </table:table-cell>
          <table:table-cell table:style-name="ce6" office:value-type="string" office:string-value="105年度其他公共工程－治山防洪及養護" calcext:value-type="string">
            <text:p><text:s/>105年度其他公共工程－治山防洪及養護 </text:p>
          </table:table-cell>
          <table:table-cell table:style-name="ce6" office:value-type="string" office:string-value="嘉義縣政府" calcext:value-type="string">
            <text:p><text:s/>嘉義縣政府 </text:p>
          </table:table-cell>
          <table:table-cell table:style-name="ce6" office:value-type="string" office:string-value="尚未發包" calcext:value-type="string">
            <text:p><text:s/>尚未發包 </text:p>
          </table:table-cell>
          <table:table-cell table:style-name="ce42" office:value-type="string" office:string-value="尚未發包" calcext:value-type="string">
            <text:p><text:s/>尚未發包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石信忠</text:p>
          </table:table-cell>
          <table:table-cell table:style-name="ce14" office:value-type="string" calcext:value-type="string">
            <text:p>嘉129線彎道交通改善</text:p>
          </table:table-cell>
          <table:table-cell table:style-name="ce24" office:value-type="string" calcext:value-type="string">
            <text:p>阿里山鄉</text:p>
          </table:table-cell>
          <table:table-cell table:number-columns-repeated="2" table:style-name="ce28" office:value-type="float" office:value="40" calcext:value-type="float">
            <text:p><text:s/>4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36" office:value-type="string" calcext:value-type="string">
            <text:p>公開招標</text:p>
          </table:table-cell>
          <table:table-cell table:style-name="ce36" office:value-type="string" calcext:value-type="string">
            <text:p>聯祥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何子凡</text:p>
          </table:table-cell>
          <table:table-cell table:style-name="ce14" office:value-type="string" calcext:value-type="string">
            <text:p>竹崎鄉嘉118線鄉道坑洞及龜裂改善工程</text:p>
          </table:table-cell>
          <table:table-cell table:style-name="ce24" office:value-type="string" calcext:value-type="string">
            <text:p>竹崎鄉</text:p>
          </table:table-cell>
          <table:table-cell table:number-columns-repeated="2" table:style-name="ce28" office:value-type="float" office:value="204.6" calcext:value-type="float">
            <text:p><text:s/>205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36" office:value-type="string" calcext:value-type="string">
            <text:p>公開招標</text:p>
          </table:table-cell>
          <table:table-cell table:style-name="ce36" office:value-type="string" calcext:value-type="string">
            <text:p>聯祥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何子凡</text:p>
          </table:table-cell>
          <table:table-cell table:style-name="ce14" office:value-type="string" calcext:value-type="string">
            <text:p>竹崎鄉嘉118線鄉道約1K處坑洞及龜裂改善工程</text:p>
          </table:table-cell>
          <table:table-cell table:style-name="ce24" office:value-type="string" calcext:value-type="string">
            <text:p>竹崎鄉</text:p>
          </table:table-cell>
          <table:table-cell table:number-columns-repeated="2" table:style-name="ce28" office:value-type="float" office:value="204.1" calcext:value-type="float">
            <text:p><text:s/>204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36" office:value-type="string" calcext:value-type="string">
            <text:p>公開招標</text:p>
          </table:table-cell>
          <table:table-cell table:style-name="ce36" office:value-type="string" calcext:value-type="string">
            <text:p>聯祥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何子凡</text:p>
          </table:table-cell>
          <table:table-cell table:style-name="ce14" office:value-type="string" calcext:value-type="string">
            <text:p>竹崎鄉嘉179線8K處坑洞及龜裂改善工程</text:p>
          </table:table-cell>
          <table:table-cell table:style-name="ce24" office:value-type="string" calcext:value-type="string">
            <text:p>竹崎鄉</text:p>
          </table:table-cell>
          <table:table-cell table:number-columns-repeated="2" table:style-name="ce28" office:value-type="float" office:value="206.2" calcext:value-type="float">
            <text:p><text:s/>206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36" office:value-type="string" calcext:value-type="string">
            <text:p>公開招標</text:p>
          </table:table-cell>
          <table:table-cell table:style-name="ce36" office:value-type="string" calcext:value-type="string">
            <text:p>聯祥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何子凡</text:p>
          </table:table-cell>
          <table:table-cell table:style-name="ce14" office:value-type="string" calcext:value-type="string">
            <text:p>竹崎鄉嘉113線鄉道坑洞及龜裂改善工程</text:p>
          </table:table-cell>
          <table:table-cell table:style-name="ce24" office:value-type="string" calcext:value-type="string">
            <text:p>竹崎鄉</text:p>
          </table:table-cell>
          <table:table-cell table:number-columns-repeated="2" table:style-name="ce28" office:value-type="float" office:value="204.6" calcext:value-type="float">
            <text:p><text:s/>205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36" office:value-type="string" calcext:value-type="string">
            <text:p>公開招標</text:p>
          </table:table-cell>
          <table:table-cell table:style-name="ce36" office:value-type="string" calcext:value-type="string">
            <text:p>聯祥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何子凡</text:p>
          </table:table-cell>
          <table:table-cell table:style-name="ce14" office:value-type="string" calcext:value-type="string">
            <text:p>竹崎鄉獅埜村10鄰村里道路鋪面改善工程</text:p>
          </table:table-cell>
          <table:table-cell table:style-name="ce24" office:value-type="string" calcext:value-type="string">
            <text:p>竹崎鄉</text:p>
          </table:table-cell>
          <table:table-cell table:style-name="ce28" office:value-type="float" office:value="365" calcext:value-type="float">
            <text:p><text:s/>365 </text:p>
          </table:table-cell>
          <table:table-cell table:style-name="ce28" office:value-type="float" office:value="350" calcext:value-type="float">
            <text:p><text:s/>35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36" office:value-type="string" calcext:value-type="string">
            <text:p>公開招標</text:p>
          </table:table-cell>
          <table:table-cell table:style-name="ce36" office:value-type="string" calcext:value-type="string">
            <text:p>嘉靖和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何子凡</text:p>
          </table:table-cell>
          <table:table-cell table:style-name="ce14" office:value-type="string" calcext:value-type="string">
            <text:p>竹崎鄉竹崎村村里聯絡道(含森鐵平交道37號旁)鋪面改善工程</text:p>
          </table:table-cell>
          <table:table-cell table:style-name="ce24" office:value-type="string" calcext:value-type="string">
            <text:p>竹崎鄉</text:p>
          </table:table-cell>
          <table:table-cell table:style-name="ce28" office:value-type="float" office:value="300" calcext:value-type="float">
            <text:p><text:s/>300 </text:p>
          </table:table-cell>
          <table:table-cell table:style-name="ce28" office:value-type="float" office:value="250" calcext:value-type="float">
            <text:p><text:s/>25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36" office:value-type="string" calcext:value-type="string">
            <text:p>公開招標</text:p>
          </table:table-cell>
          <table:table-cell table:style-name="ce36" office:value-type="string" calcext:value-type="string">
            <text:p>嘉靖和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何子凡</text:p>
          </table:table-cell>
          <table:table-cell table:style-name="ce14" office:value-type="string" calcext:value-type="string">
            <text:p>竹崎鄉白杞村田仔坑嘉119-1線道路鋪面改善工程</text:p>
          </table:table-cell>
          <table:table-cell table:style-name="ce24" office:value-type="string" calcext:value-type="string">
            <text:p>竹崎鄉</text:p>
          </table:table-cell>
          <table:table-cell table:style-name="ce28" office:value-type="float" office:value="300" calcext:value-type="float">
            <text:p><text:s/>300 </text:p>
          </table:table-cell>
          <table:table-cell table:style-name="ce28" office:value-type="float" office:value="250" calcext:value-type="float">
            <text:p><text:s/>25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36" office:value-type="string" calcext:value-type="string">
            <text:p>公開招標</text:p>
          </table:table-cell>
          <table:table-cell table:style-name="ce36" office:value-type="string" calcext:value-type="string">
            <text:p>嘉靖和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何子凡</text:p>
          </table:table-cell>
          <table:table-cell table:style-name="ce14" office:value-type="string" calcext:value-type="string">
            <text:p>竹崎鄉沙坑村11鄰及9鄰村里道路鋪面改善工程</text:p>
          </table:table-cell>
          <table:table-cell table:style-name="ce24" office:value-type="string" calcext:value-type="string">
            <text:p>竹崎鄉</text:p>
          </table:table-cell>
          <table:table-cell table:style-name="ce28" office:value-type="float" office:value="416" calcext:value-type="float">
            <text:p><text:s/>416 </text:p>
          </table:table-cell>
          <table:table-cell table:style-name="ce28" office:value-type="float" office:value="350" calcext:value-type="float">
            <text:p><text:s/>35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36" office:value-type="string" calcext:value-type="string">
            <text:p>公開招標</text:p>
          </table:table-cell>
          <table:table-cell table:style-name="ce36" office:value-type="string" calcext:value-type="string">
            <text:p>嘉靖和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于玲</text:p>
          </table:table-cell>
          <table:table-cell table:style-name="ce14" office:value-type="string" calcext:value-type="string">
            <text:p>民雄鄉嘉78線道路下陷改善工程</text:p>
          </table:table-cell>
          <table:table-cell table:style-name="ce24" office:value-type="string" calcext:value-type="string">
            <text:p>民雄鄉</text:p>
          </table:table-cell>
          <table:table-cell table:number-columns-repeated="2" table:style-name="ce28" office:value-type="float" office:value="124.605" calcext:value-type="float">
            <text:p><text:s/>125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36" office:value-type="string" calcext:value-type="string">
            <text:p>公開招標</text:p>
          </table:table-cell>
          <table:table-cell table:style-name="ce36" office:value-type="string" calcext:value-type="string">
            <text:p>聯祥營造有限公司</text:p>
          </table:table-cell>
          <table:table-cell table:number-columns-repeated="1015"/>
        </table:table-row>
        <table:table-row table:style-name="ro5">
          <table:table-cell table:style-name="ce6" office:value-type="string" office:string-value="林沐惠" calcext:value-type="string">
            <text:p><text:s/>林沐惠 </text:p>
          </table:table-cell>
          <table:table-cell table:style-name="ce15" office:value-type="string" office:string-value="碧潭村頂潭段223-1地號附近農路改善工程" calcext:value-type="string">
            <text:p><text:s/>碧潭村頂潭段223-1地號附近農路改善工程 </text:p>
          </table:table-cell>
          <table:table-cell table:style-name="ce6" office:value-type="string" office:string-value="鹿草鄉" calcext:value-type="string">
            <text:p><text:s/>鹿草鄉 </text:p>
          </table:table-cell>
          <table:table-cell table:style-name="ce6" office:value-type="float" office:value="524.4" calcext:value-type="float">
            <text:p><text:s/>524 </text:p>
          </table:table-cell>
          <table:table-cell table:style-name="ce6" office:value-type="float" office:value="500" calcext:value-type="float">
            <text:p><text:s/>500 </text:p>
          </table:table-cell>
          <table:table-cell table:style-name="ce6" office:value-type="string" office:string-value="105年度其他公共工程－治山防洪及養護" calcext:value-type="string">
            <text:p><text:s/>105年度其他公共工程－治山防洪及養護 </text:p>
          </table:table-cell>
          <table:table-cell table:style-name="ce6" office:value-type="string" office:string-value="公所" calcext:value-type="string">
            <text:p><text:s/>公所 </text:p>
          </table:table-cell>
          <table:table-cell table:style-name="ce6" office:value-type="string" office:string-value="尚未發包" calcext:value-type="string">
            <text:p><text:s/>尚未發包 </text:p>
          </table:table-cell>
          <table:table-cell table:style-name="ce42" office:value-type="string" office:string-value="尚未發包" calcext:value-type="string">
            <text:p><text:s/>尚未發包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秀琴</text:p>
          </table:table-cell>
          <table:table-cell table:style-name="ce14" office:value-type="string" calcext:value-type="string">
            <text:p>新港鄉三間村村里道路改善工程</text:p>
          </table:table-cell>
          <table:table-cell table:style-name="ce24" office:value-type="string" calcext:value-type="string">
            <text:p>新港鄉</text:p>
          </table:table-cell>
          <table:table-cell table:number-columns-repeated="2" table:style-name="ce28" office:value-type="float" office:value="1145" calcext:value-type="float">
            <text:p><text:s/>1,145 </text:p>
          </table:table-cell>
          <table:table-cell table:style-name="ce32" office:value-type="string" calcext:value-type="string">
            <text:p>105年度道路橋樑工程-縣鄉公路工程</text:p>
          </table:table-cell>
          <table:table-cell table:style-name="ce5" office:value-type="string" calcext:value-type="string">
            <text:p>嘉義縣政府</text:p>
          </table:table-cell>
          <table:table-cell table:style-name="ce36" office:value-type="string" calcext:value-type="string">
            <text:p>公開招標</text:p>
          </table:table-cell>
          <table:table-cell table:style-name="ce36" office:value-type="string" calcext:value-type="string">
            <text:p>設計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秀琴</text:p>
          </table:table-cell>
          <table:table-cell table:style-name="ce14" office:value-type="string" calcext:value-type="string">
            <text:p>新港鄉宮前村村里道路改善工程</text:p>
          </table:table-cell>
          <table:table-cell table:style-name="ce24" office:value-type="string" calcext:value-type="string">
            <text:p>新港鄉</text:p>
          </table:table-cell>
          <table:table-cell table:number-columns-repeated="2" table:style-name="ce28" office:value-type="float" office:value="800" calcext:value-type="float">
            <text:p><text:s/>80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36" office:value-type="string" calcext:value-type="string">
            <text:p>公開招標</text:p>
          </table:table-cell>
          <table:table-cell table:style-name="ce36" office:value-type="string" calcext:value-type="string">
            <text:p>嘉靖和營造有限公司</text:p>
          </table:table-cell>
          <table:table-cell table:number-columns-repeated="1015"/>
        </table:table-row>
        <table:table-row table:style-name="ro5">
          <table:table-cell table:style-name="ce6" office:value-type="string" office:string-value="林緗亭" calcext:value-type="string">
            <text:p><text:s/>林緗亭 </text:p>
          </table:table-cell>
          <table:table-cell table:style-name="ce15" office:value-type="string" office:string-value="三界村4鄰農路及排水改善工程" calcext:value-type="string">
            <text:p><text:s/>三界村4鄰農路及排水改善工程 </text:p>
          </table:table-cell>
          <table:table-cell table:style-name="ce6" office:value-type="string" office:string-value="水上鄉" calcext:value-type="string">
            <text:p><text:s/>水上鄉 </text:p>
          </table:table-cell>
          <table:table-cell table:number-columns-repeated="2" table:style-name="ce6" office:value-type="float" office:value="800" calcext:value-type="float">
            <text:p><text:s/>800 </text:p>
          </table:table-cell>
          <table:table-cell table:style-name="ce6" office:value-type="string" office:string-value="105年度其他公共工程－治山防洪及養護" calcext:value-type="string">
            <text:p><text:s/>105年度其他公共工程－治山防洪及養護 </text:p>
          </table:table-cell>
          <table:table-cell table:style-name="ce6" office:value-type="string" office:string-value="嘉義縣政府" calcext:value-type="string">
            <text:p><text:s/>嘉義縣政府 </text:p>
          </table:table-cell>
          <table:table-cell table:style-name="ce6" office:value-type="string" office:string-value="公開取得" calcext:value-type="string">
            <text:p><text:s/>公開取得 </text:p>
          </table:table-cell>
          <table:table-cell table:style-name="ce42" office:value-type="string" office:string-value="勝烽營造有限公司" calcext:value-type="string">
            <text:p><text:s/>勝烽營造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緗亭</text:p>
          </table:table-cell>
          <table:table-cell table:style-name="ce14" office:value-type="string" calcext:value-type="string">
            <text:p>嘉41-1線0K+500附近排水改善工程</text:p>
          </table:table-cell>
          <table:table-cell table:style-name="ce24" office:value-type="string" calcext:value-type="string">
            <text:p>水上鄉</text:p>
          </table:table-cell>
          <table:table-cell table:number-columns-repeated="2" table:style-name="ce28" office:value-type="float" office:value="2140" calcext:value-type="float">
            <text:p><text:s/>2,140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36" office:value-type="string" calcext:value-type="string">
            <text:p>公開招標</text:p>
          </table:table-cell>
          <table:table-cell table:style-name="ce36" office:value-type="string" calcext:value-type="string">
            <text:p>審查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緗亭</text:p>
          </table:table-cell>
          <table:table-cell table:style-name="ce14" office:value-type="string" calcext:value-type="string">
            <text:p>太保市嘉45線3K+600附近(7-11旁)道路破損改善</text:p>
          </table:table-cell>
          <table:table-cell table:style-name="ce24" office:value-type="string" calcext:value-type="string">
            <text:p>太保市</text:p>
          </table:table-cell>
          <table:table-cell table:number-columns-repeated="2" table:style-name="ce28" office:value-type="float" office:value="112" calcext:value-type="float">
            <text:p><text:s/>112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36" office:value-type="string" calcext:value-type="string">
            <text:p>公開招標</text:p>
          </table:table-cell>
          <table:table-cell table:style-name="ce36" office:value-type="string" calcext:value-type="string">
            <text:p>聯祥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寶瓶</text:p>
          </table:table-cell>
          <table:table-cell table:style-name="ce14" office:value-type="string" calcext:value-type="string">
            <text:p>水上鄉粗溪村村里道路改善工程</text:p>
          </table:table-cell>
          <table:table-cell table:style-name="ce24" office:value-type="string" calcext:value-type="string">
            <text:p>水上鄉</text:p>
          </table:table-cell>
          <table:table-cell table:number-columns-repeated="2" table:style-name="ce28" office:value-type="float" office:value="2132.5" calcext:value-type="float">
            <text:p><text:s/>2,133 </text:p>
          </table:table-cell>
          <table:table-cell table:style-name="ce32" office:value-type="string" calcext:value-type="string">
            <text:p>105年度道路橋樑工程-縣鄉公路工程</text:p>
          </table:table-cell>
          <table:table-cell table:style-name="ce5" office:value-type="string" calcext:value-type="string">
            <text:p>嘉義縣政府</text:p>
          </table:table-cell>
          <table:table-cell table:style-name="ce36" office:value-type="string" calcext:value-type="string">
            <text:p>公開招標</text:p>
          </table:table-cell>
          <table:table-cell table:style-name="ce36" office:value-type="string" calcext:value-type="string">
            <text:p>設計中</text:p>
          </table:table-cell>
          <table:table-cell table:number-columns-repeated="1015"/>
        </table:table-row>
        <table:table-row table:style-name="ro5">
          <table:table-cell table:style-name="ce6" office:value-type="string" office:string-value="張明達" calcext:value-type="string">
            <text:p><text:s/>張明達 </text:p>
          </table:table-cell>
          <table:table-cell table:style-name="ce15" office:value-type="string" office:string-value="梅山鄉太和村柑仔宅科仔林農路改善工程" calcext:value-type="string">
            <text:p><text:s/>梅山鄉太和村柑仔宅科仔林農路改善工程 </text:p>
          </table:table-cell>
          <table:table-cell table:style-name="ce6" office:value-type="string" office:string-value="梅山鄉" calcext:value-type="string">
            <text:p><text:s/>梅山鄉 </text:p>
          </table:table-cell>
          <table:table-cell table:number-columns-repeated="2" table:style-name="ce6" office:value-type="float" office:value="470" calcext:value-type="float">
            <text:p><text:s/>470 </text:p>
          </table:table-cell>
          <table:table-cell table:style-name="ce6" office:value-type="string" office:string-value="105年度其他公共工程－治山防洪及養護" calcext:value-type="string">
            <text:p><text:s/>105年度其他公共工程－治山防洪及養護 </text:p>
          </table:table-cell>
          <table:table-cell table:style-name="ce6" office:value-type="string" office:string-value="嘉義縣政府" calcext:value-type="string">
            <text:p><text:s/>嘉義縣政府 </text:p>
          </table:table-cell>
          <table:table-cell table:style-name="ce6" office:value-type="string" office:string-value="公開招標" calcext:value-type="string">
            <text:p><text:s/>公開招標 </text:p>
          </table:table-cell>
          <table:table-cell table:style-name="ce42" office:value-type="string" office:string-value="正賢土木包工業" calcext:value-type="string">
            <text:p><text:s/>正賢土木包工業 </text:p>
          </table:table-cell>
          <table:table-cell table:number-columns-repeated="1015"/>
        </table:table-row>
        <table:table-row table:style-name="ro5">
          <table:table-cell table:style-name="ce6" office:value-type="string" office:string-value="張貴忠" calcext:value-type="string">
            <text:p><text:s/>張貴忠 </text:p>
          </table:table-cell>
          <table:table-cell table:style-name="ce15" office:value-type="string" office:string-value="竹崎鄉義仁村內坑口產業道路及擋土牆改善工程" calcext:value-type="string">
            <text:p><text:s/>竹崎鄉義仁村內坑口產業道路及擋土牆改善工程 </text:p>
          </table:table-cell>
          <table:table-cell table:style-name="ce6" office:value-type="string" office:string-value="竹崎鄉" calcext:value-type="string">
            <text:p><text:s/>竹崎鄉 </text:p>
          </table:table-cell>
          <table:table-cell table:number-columns-repeated="2" table:style-name="ce6" office:value-type="float" office:value="350" calcext:value-type="float">
            <text:p><text:s/>350 </text:p>
          </table:table-cell>
          <table:table-cell table:style-name="ce6" office:value-type="string" office:string-value="105年度其他公共工程－治山防洪及養護" calcext:value-type="string">
            <text:p><text:s/>105年度其他公共工程－治山防洪及養護 </text:p>
          </table:table-cell>
          <table:table-cell table:style-name="ce6" office:value-type="string" office:string-value="公所" calcext:value-type="string">
            <text:p><text:s/>公所 </text:p>
          </table:table-cell>
          <table:table-cell table:style-name="ce6" office:value-type="string" office:string-value="公開招標" calcext:value-type="string">
            <text:p><text:s/>公開招標 </text:p>
          </table:table-cell>
          <table:table-cell table:style-name="ce42" office:value-type="string" office:string-value="億得土木包工業" calcext:value-type="string">
            <text:p><text:s/>億得土木包工業 </text:p>
          </table:table-cell>
          <table:table-cell table:number-columns-repeated="1015"/>
        </table:table-row>
        <table:table-row table:style-name="ro5">
          <table:table-cell table:style-name="ce6" office:value-type="string" office:string-value="張貴忠" calcext:value-type="string">
            <text:p><text:s/>張貴忠 </text:p>
          </table:table-cell>
          <table:table-cell table:style-name="ce15" office:value-type="string" office:string-value="復金湖底農路改善工程" calcext:value-type="string">
            <text:p><text:s/>復金湖底農路改善工程 </text:p>
          </table:table-cell>
          <table:table-cell table:style-name="ce6" office:value-type="string" office:string-value="竹崎鄉" calcext:value-type="string">
            <text:p><text:s/>竹崎鄉 </text:p>
          </table:table-cell>
          <table:table-cell table:number-columns-repeated="2" table:style-name="ce6" office:value-type="float" office:value="440" calcext:value-type="float">
            <text:p><text:s/>440 </text:p>
          </table:table-cell>
          <table:table-cell table:style-name="ce6" office:value-type="string" office:string-value="105年度其他公共工程－治山防洪及養護" calcext:value-type="string">
            <text:p><text:s/>105年度其他公共工程－治山防洪及養護 </text:p>
          </table:table-cell>
          <table:table-cell table:style-name="ce6" office:value-type="string" office:string-value="公所" calcext:value-type="string">
            <text:p><text:s/>公所 </text:p>
          </table:table-cell>
          <table:table-cell table:style-name="ce6" office:value-type="string" office:string-value="公開招標" calcext:value-type="string">
            <text:p><text:s/>公開招標 </text:p>
          </table:table-cell>
          <table:table-cell table:style-name="ce42" office:value-type="string" office:string-value="尚未發包" calcext:value-type="string">
            <text:p><text:s/>尚未發包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張貴忠</text:p>
          </table:table-cell>
          <table:table-cell table:style-name="ce16" office:value-type="string" calcext:value-type="string">
            <text:p>中埔鄉義仁村後壁寮仔村里道路排水溝改善工程</text:p>
          </table:table-cell>
          <table:table-cell table:style-name="ce5" office:value-type="string" calcext:value-type="string">
            <text:p>中埔鄉</text:p>
          </table:table-cell>
          <table:table-cell table:number-columns-repeated="2" table:style-name="ce6" office:value-type="float" office:value="400" calcext:value-type="float">
            <text:p><text:s/>400 </text:p>
          </table:table-cell>
          <table:table-cell table:style-name="ce32" office:value-type="string" calcext:value-type="string">
            <text:p>105年度道路橋樑工程-縣鄉公路工程</text:p>
          </table:table-cell>
          <table:table-cell table:style-name="ce5" office:value-type="string" calcext:value-type="string">
            <text:p>嘉義縣政府</text:p>
          </table:table-cell>
          <table:table-cell table:style-name="ce36" office:value-type="string" calcext:value-type="string">
            <text:p>公開招標</text:p>
          </table:table-cell>
          <table:table-cell table:style-name="ce36" office:value-type="string" calcext:value-type="string">
            <text:p>發包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張貴忠</text:p>
          </table:table-cell>
          <table:table-cell table:style-name="ce14" office:value-type="string" calcext:value-type="string">
            <text:p>竹崎鄉文峰村嘉119線活動中心旁道路鋪面改善工程</text:p>
          </table:table-cell>
          <table:table-cell table:style-name="ce24" office:value-type="string" calcext:value-type="string">
            <text:p>竹崎鄉</text:p>
          </table:table-cell>
          <table:table-cell table:number-columns-repeated="2" table:style-name="ce28" office:value-type="float" office:value="125" calcext:value-type="float">
            <text:p><text:s/>125 </text:p>
          </table:table-cell>
          <table:table-cell table:style-name="ce32" office:value-type="string" calcext:value-type="string">
            <text:p>105年度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36" office:value-type="string" calcext:value-type="string">
            <text:p>公開招標</text:p>
          </table:table-cell>
          <table:table-cell table:style-name="ce36" office:value-type="string" calcext:value-type="string">
            <text:p>聯祥營造有限公司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>
            <text:p>張貴忠</text:p>
          </table:table-cell>
          <table:table-cell table:style-name="ce17" office:value-type="string" calcext:value-type="string">
            <text:p>竹崎鄉桃源村嘉123線道路鋪面改善工程</text:p>
          </table:table-cell>
          <table:table-cell table:style-name="ce25" office:value-type="string" calcext:value-type="string">
            <text:p>竹崎鄉</text:p>
          </table:table-cell>
          <table:table-cell table:number-columns-repeated="2" table:style-name="ce29" office:value-type="float" office:value="115" calcext:value-type="float">
            <text:p><text:s/>115 </text:p>
          </table:table-cell>
          <table:table-cell table:style-name="ce33" office:value-type="string" calcext:value-type="string">
            <text:p>105年度道路橋樑工程-縣鄉公路保養工程</text:p>
          </table:table-cell>
          <table:table-cell table:style-name="ce7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style-name="ce45" table:number-columns-repeated="2"/>
          <table:table-cell table:number-columns-repeated="1013"/>
        </table:table-row>
        <table:table-row table:style-name="ro5">
          <table:table-cell table:style-name="ce8" office:value-type="string" office:string-value="郭芳宜" calcext:value-type="string">
            <text:p><text:s/>郭芳宜 </text:p>
          </table:table-cell>
          <table:table-cell table:style-name="ce18" office:value-type="string" office:string-value="梅山鄉梅東村、梅南村、梅北村、過山村、圳南村及圳北村等村水保改善工程" calcext:value-type="string">
            <text:p><text:s/>梅山鄉梅東村、梅南村、梅北村、過山村、圳南村及圳北村等村水保改善工程 </text:p>
          </table:table-cell>
          <table:table-cell table:style-name="ce8" office:value-type="string" office:string-value="梅山鄉" calcext:value-type="string">
            <text:p><text:s/>梅山鄉 </text:p>
          </table:table-cell>
          <table:table-cell table:number-columns-repeated="2" table:style-name="ce8" office:value-type="float" office:value="500" calcext:value-type="float">
            <text:p><text:s/>500 </text:p>
          </table:table-cell>
          <table:table-cell table:style-name="ce8" office:value-type="string" office:string-value="105年度其他公共工程－治山防洪及養護" calcext:value-type="string">
            <text:p><text:s/>105年度其他公共工程－治山防洪及養護 </text:p>
          </table:table-cell>
          <table:table-cell table:style-name="ce8" office:value-type="string" office:string-value="嘉義縣政府" calcext:value-type="string">
            <text:p><text:s/>嘉義縣政府 </text:p>
          </table:table-cell>
          <table:table-cell table:style-name="ce38" office:value-type="string" office:string-value="公開招標" calcext:value-type="string">
            <text:p><text:s/>公開招標 </text:p>
          </table:table-cell>
          <table:table-cell table:style-name="ce43" office:value-type="string" office:string-value="上益土木包工業" calcext:value-type="string">
            <text:p><text:s/>上益土木包工業 </text:p>
          </table:table-cell>
          <table:table-cell table:style-name="ce45" table:number-columns-repeated="2"/>
          <table:table-cell table:number-columns-repeated="1013"/>
        </table:table-row>
        <table:table-row table:style-name="ro5">
          <table:table-cell table:style-name="ce8" office:value-type="string" office:string-value="郭芳宜" calcext:value-type="string">
            <text:p><text:s/>郭芳宜 </text:p>
          </table:table-cell>
          <table:table-cell table:style-name="ce18" office:value-type="string" office:string-value="梅山鄉太平村、太興村、龍眼村、碧湖村、瑞峯村、瑞里村及太和村等村水保改善工程" calcext:value-type="string">
            <text:p><text:s/>梅山鄉太平村、太興村、龍眼村、碧湖村、瑞峯村、瑞里村及太和村等村水保改善工程 </text:p>
          </table:table-cell>
          <table:table-cell table:style-name="ce8" office:value-type="string" office:string-value="梅山鄉" calcext:value-type="string">
            <text:p><text:s/>梅山鄉 </text:p>
          </table:table-cell>
          <table:table-cell table:number-columns-repeated="2" table:style-name="ce8" office:value-type="float" office:value="500" calcext:value-type="float">
            <text:p><text:s/>500 </text:p>
          </table:table-cell>
          <table:table-cell table:style-name="ce8" office:value-type="string" office:string-value="105年度其他公共工程－治山防洪及養護" calcext:value-type="string">
            <text:p><text:s/>105年度其他公共工程－治山防洪及養護 </text:p>
          </table:table-cell>
          <table:table-cell table:style-name="ce8" office:value-type="string" office:string-value="嘉義縣政府" calcext:value-type="string">
            <text:p><text:s/>嘉義縣政府 </text:p>
          </table:table-cell>
          <table:table-cell table:style-name="ce38" office:value-type="string" office:string-value="公開招標" calcext:value-type="string">
            <text:p><text:s/>公開招標 </text:p>
          </table:table-cell>
          <table:table-cell table:style-name="ce43" office:value-type="string" office:string-value="正賢土木包工業" calcext:value-type="string">
            <text:p><text:s/>正賢土木包工業 </text:p>
          </table:table-cell>
          <table:table-cell table:style-name="ce45" table:number-columns-repeated="2"/>
          <table:table-cell table:number-columns-repeated="1013"/>
        </table:table-row>
        <table:table-row table:style-name="ro5">
          <table:table-cell table:style-name="ce8" office:value-type="string" office:string-value="郭芳宜" calcext:value-type="string">
            <text:p><text:s/>郭芳宜 </text:p>
          </table:table-cell>
          <table:table-cell table:style-name="ce18" office:value-type="string" office:string-value="梅山鄉大南村、雙溪村、安靖村、半天村及永興村等村水保改善工程" calcext:value-type="string">
            <text:p><text:s/>梅山鄉大南村、雙溪村、安靖村、半天村及永興村等村水保改善工程 </text:p>
          </table:table-cell>
          <table:table-cell table:style-name="ce26" office:value-type="string" office:string-value="梅山鄉" calcext:value-type="string">
            <text:p><text:s/>梅山鄉 </text:p>
          </table:table-cell>
          <table:table-cell table:number-columns-repeated="2" table:style-name="ce8" office:value-type="float" office:value="500" calcext:value-type="float">
            <text:p><text:s/>500 </text:p>
          </table:table-cell>
          <table:table-cell table:style-name="ce8" office:value-type="string" office:string-value="105年度其他公共工程－治山防洪及養護" calcext:value-type="string">
            <text:p><text:s/>105年度其他公共工程－治山防洪及養護 </text:p>
          </table:table-cell>
          <table:table-cell table:style-name="ce8" office:value-type="string" office:string-value="嘉義縣政府" calcext:value-type="string">
            <text:p><text:s/>嘉義縣政府 </text:p>
          </table:table-cell>
          <table:table-cell table:style-name="ce38" office:value-type="string" office:string-value="公開招標" calcext:value-type="string">
            <text:p><text:s/>公開招標 </text:p>
          </table:table-cell>
          <table:table-cell table:style-name="ce43" office:value-type="string" office:string-value="上益土木包工業" calcext:value-type="string">
            <text:p><text:s/>上益土木包工業 </text:p>
          </table:table-cell>
          <table:table-cell table:style-name="ce45" table:number-columns-repeated="2"/>
          <table:table-cell table:number-columns-repeated="1013"/>
        </table:table-row>
        <table:table-row table:style-name="ro5">
          <table:table-cell table:style-name="ce8" office:value-type="string" office:string-value="郭芳宜" calcext:value-type="string">
            <text:p><text:s/>郭芳宜 </text:p>
          </table:table-cell>
          <table:table-cell table:style-name="ce18" office:value-type="string" office:string-value="梅山鄉大南村、雙溪村、安靖村、半天村及永興村等村農路及水保改善工程" calcext:value-type="string">
            <text:p><text:s/>梅山鄉大南村、雙溪村、安靖村、半天村及永興村等村農路及水保改善工程 </text:p>
          </table:table-cell>
          <table:table-cell table:style-name="ce8" office:value-type="string" office:string-value="梅山鄉" calcext:value-type="string">
            <text:p><text:s/>梅山鄉 </text:p>
          </table:table-cell>
          <table:table-cell table:number-columns-repeated="2" table:style-name="ce8" office:value-type="float" office:value="500" calcext:value-type="float">
            <text:p><text:s/>500 </text:p>
          </table:table-cell>
          <table:table-cell table:style-name="ce8" office:value-type="string" office:string-value="105年度其他公共工程－治山防洪及養護" calcext:value-type="string">
            <text:p><text:s/>105年度其他公共工程－治山防洪及養護 </text:p>
          </table:table-cell>
          <table:table-cell table:style-name="ce8" office:value-type="string" office:string-value="嘉義縣政府" calcext:value-type="string">
            <text:p><text:s/>嘉義縣政府 </text:p>
          </table:table-cell>
          <table:table-cell table:style-name="ce38" office:value-type="string" office:string-value="公開招標" calcext:value-type="string">
            <text:p><text:s/>公開招標 </text:p>
          </table:table-cell>
          <table:table-cell table:style-name="ce43" office:value-type="string" office:string-value="上益土木包工業" calcext:value-type="string">
            <text:p><text:s/>上益土木包工業 </text:p>
          </table:table-cell>
          <table:table-cell table:style-name="ce45" table:number-columns-repeated="2"/>
          <table:table-cell table:number-columns-repeated="1013"/>
        </table:table-row>
        <table:table-row table:style-name="ro5">
          <table:table-cell table:style-name="ce8" office:value-type="string" office:string-value="郭芳宜" calcext:value-type="string">
            <text:p><text:s/>郭芳宜 </text:p>
          </table:table-cell>
          <table:table-cell table:style-name="ce18" office:value-type="string" office:string-value="梅山鄉太平村擋土牆改善工程" calcext:value-type="string">
            <text:p><text:s/>梅山鄉太平村擋土牆改善工程 </text:p>
          </table:table-cell>
          <table:table-cell table:style-name="ce8" office:value-type="string" office:string-value="梅山鄉" calcext:value-type="string">
            <text:p><text:s/>梅山鄉 </text:p>
          </table:table-cell>
          <table:table-cell table:number-columns-repeated="2" table:style-name="ce8" office:value-type="float" office:value="527" calcext:value-type="float">
            <text:p><text:s/>527 </text:p>
          </table:table-cell>
          <table:table-cell table:style-name="ce8" office:value-type="string" office:string-value="105年度其他公共工程－治山防洪及養護" calcext:value-type="string">
            <text:p><text:s/>105年度其他公共工程－治山防洪及養護 </text:p>
          </table:table-cell>
          <table:table-cell table:style-name="ce8" office:value-type="string" office:string-value="嘉義縣政府" calcext:value-type="string">
            <text:p><text:s/>嘉義縣政府 </text:p>
          </table:table-cell>
          <table:table-cell table:style-name="ce38" office:value-type="string" office:string-value="尚未發包" calcext:value-type="string">
            <text:p><text:s/>尚未發包 </text:p>
          </table:table-cell>
          <table:table-cell table:style-name="ce43" office:value-type="string" office:string-value="尚未發包" calcext:value-type="string">
            <text:p><text:s/>尚未發包 </text:p>
          </table:table-cell>
          <table:table-cell table:style-name="ce45" table:number-columns-repeated="2"/>
          <table:table-cell table:number-columns-repeated="1013"/>
        </table:table-row>
        <table:table-row table:style-name="ro5">
          <table:table-cell table:style-name="ce8" office:value-type="string" office:string-value="郭芳宜" calcext:value-type="string">
            <text:p><text:s/>郭芳宜 </text:p>
          </table:table-cell>
          <table:table-cell table:style-name="ce18" office:value-type="string" office:string-value="梅山鄉梅南村排水改善工程" calcext:value-type="string">
            <text:p><text:s/>梅山鄉梅南村排水改善工程 </text:p>
          </table:table-cell>
          <table:table-cell table:style-name="ce8" office:value-type="string" office:string-value="梅山鄉" calcext:value-type="string">
            <text:p><text:s/>梅山鄉 </text:p>
          </table:table-cell>
          <table:table-cell table:number-columns-repeated="2" table:style-name="ce8" office:value-type="float" office:value="820" calcext:value-type="float">
            <text:p><text:s/>820 </text:p>
          </table:table-cell>
          <table:table-cell table:style-name="ce8" office:value-type="string" office:string-value="105年度其他公共工程－治山防洪及養護" calcext:value-type="string">
            <text:p><text:s/>105年度其他公共工程－治山防洪及養護 </text:p>
          </table:table-cell>
          <table:table-cell table:style-name="ce8" office:value-type="string" office:string-value="嘉義縣政府" calcext:value-type="string">
            <text:p><text:s/>嘉義縣政府 </text:p>
          </table:table-cell>
          <table:table-cell table:style-name="ce38" office:value-type="string" office:string-value="尚未發包" calcext:value-type="string">
            <text:p><text:s/>尚未發包 </text:p>
          </table:table-cell>
          <table:table-cell table:style-name="ce43" office:value-type="string" office:string-value="尚未發包" calcext:value-type="string">
            <text:p><text:s/>尚未發包 </text:p>
          </table:table-cell>
          <table:table-cell table:style-name="ce45" table:number-columns-repeated="2"/>
          <table:table-cell table:number-columns-repeated="1013"/>
        </table:table-row>
        <table:table-row table:style-name="ro5">
          <table:table-cell table:style-name="ce8" office:value-type="string" office:string-value="郭芳宜" calcext:value-type="string">
            <text:p><text:s/>郭芳宜 </text:p>
          </table:table-cell>
          <table:table-cell table:style-name="ce18" office:value-type="string" office:string-value="梅山鄉太和村農路及擋土牆改善工程" calcext:value-type="string">
            <text:p><text:s/>梅山鄉太和村農路及擋土牆改善工程 </text:p>
          </table:table-cell>
          <table:table-cell table:style-name="ce8" office:value-type="string" office:string-value="梅山鄉" calcext:value-type="string">
            <text:p><text:s/>梅山鄉 </text:p>
          </table:table-cell>
          <table:table-cell table:style-name="ce8" office:value-type="float" office:value="1200" calcext:value-type="float">
            <text:p><text:s/>1,200 </text:p>
          </table:table-cell>
          <table:table-cell table:style-name="ce8" office:value-type="float" office:value="500" calcext:value-type="float">
            <text:p><text:s/>500 </text:p>
          </table:table-cell>
          <table:table-cell table:style-name="ce8" office:value-type="string" office:string-value="105年度其他公共工程－治山防洪及養護" calcext:value-type="string">
            <text:p><text:s/>105年度其他公共工程－治山防洪及養護 </text:p>
          </table:table-cell>
          <table:table-cell table:style-name="ce8" office:value-type="string" office:string-value="嘉義縣政府" calcext:value-type="string">
            <text:p><text:s/>嘉義縣政府 </text:p>
          </table:table-cell>
          <table:table-cell table:style-name="ce38" office:value-type="string" office:string-value="尚未發包" calcext:value-type="string">
            <text:p><text:s/>尚未發包 </text:p>
          </table:table-cell>
          <table:table-cell table:style-name="ce43" office:value-type="string" office:string-value="尚未發包" calcext:value-type="string">
            <text:p><text:s/>尚未發包 </text:p>
          </table:table-cell>
          <table:table-cell table:style-name="ce45" table:number-columns-repeated="2"/>
          <table:table-cell table:number-columns-repeated="1013"/>
        </table:table-row>
        <table:table-row table:style-name="ro5">
          <table:table-cell table:style-name="ce8" office:value-type="string" office:string-value="郭芳宜" calcext:value-type="string">
            <text:p><text:s/>郭芳宜 </text:p>
          </table:table-cell>
          <table:table-cell table:style-name="ce18" office:value-type="string" office:string-value="梅山鄉太平村以東農路及擋土牆改善工程" calcext:value-type="string">
            <text:p><text:s/>梅山鄉太平村以東農路及擋土牆改善工程 </text:p>
          </table:table-cell>
          <table:table-cell table:style-name="ce8" office:value-type="string" office:string-value="梅山鄉" calcext:value-type="string">
            <text:p><text:s/>梅山鄉 </text:p>
          </table:table-cell>
          <table:table-cell table:style-name="ce8" office:value-type="float" office:value="1600" calcext:value-type="float">
            <text:p><text:s/>1,600 </text:p>
          </table:table-cell>
          <table:table-cell table:style-name="ce8" office:value-type="float" office:value="500" calcext:value-type="float">
            <text:p><text:s/>500 </text:p>
          </table:table-cell>
          <table:table-cell table:style-name="ce8" office:value-type="string" office:string-value="105年度其他公共工程－治山防洪及養護" calcext:value-type="string">
            <text:p><text:s/>105年度其他公共工程－治山防洪及養護 </text:p>
          </table:table-cell>
          <table:table-cell table:style-name="ce8" office:value-type="string" office:string-value="嘉義縣政府" calcext:value-type="string">
            <text:p><text:s/>嘉義縣政府 </text:p>
          </table:table-cell>
          <table:table-cell table:style-name="ce38" office:value-type="string" office:string-value="尚未發包" calcext:value-type="string">
            <text:p><text:s/>尚未發包 </text:p>
          </table:table-cell>
          <table:table-cell table:style-name="ce43" office:value-type="string" office:string-value="尚未發包" calcext:value-type="string">
            <text:p><text:s/>尚未發包 </text:p>
          </table:table-cell>
          <table:table-cell table:style-name="ce45" table:number-columns-repeated="2"/>
          <table:table-cell table:number-columns-repeated="1013"/>
        </table:table-row>
        <table:table-row table:style-name="ro5">
          <table:table-cell table:style-name="ce8" office:value-type="string" office:string-value="郭芳宜" calcext:value-type="string">
            <text:p><text:s/>郭芳宜 </text:p>
          </table:table-cell>
          <table:table-cell table:style-name="ce18" office:value-type="string" office:string-value="梅山鄉半天村農路改善工程" calcext:value-type="string">
            <text:p><text:s/>梅山鄉半天村農路改善工程 </text:p>
          </table:table-cell>
          <table:table-cell table:style-name="ce8" office:value-type="string" office:string-value="梅山鄉" calcext:value-type="string">
            <text:p><text:s/>梅山鄉 </text:p>
          </table:table-cell>
          <table:table-cell table:number-columns-repeated="2" table:style-name="ce8" office:value-type="float" office:value="480" calcext:value-type="float">
            <text:p><text:s/>480 </text:p>
          </table:table-cell>
          <table:table-cell table:style-name="ce8" office:value-type="string" office:string-value="105年度其他公共工程－治山防洪及養護" calcext:value-type="string">
            <text:p><text:s/>105年度其他公共工程－治山防洪及養護 </text:p>
          </table:table-cell>
          <table:table-cell table:style-name="ce8" office:value-type="string" office:string-value="嘉義縣政府" calcext:value-type="string">
            <text:p><text:s/>嘉義縣政府 </text:p>
          </table:table-cell>
          <table:table-cell table:style-name="ce38" office:value-type="string" office:string-value="尚未發包" calcext:value-type="string">
            <text:p><text:s/>尚未發包 </text:p>
          </table:table-cell>
          <table:table-cell table:style-name="ce43" office:value-type="string" office:string-value="尚未發包" calcext:value-type="string">
            <text:p><text:s/>尚未發包 </text:p>
          </table:table-cell>
          <table:table-cell table:style-name="ce45" table:number-columns-repeated="2"/>
          <table:table-cell table:number-columns-repeated="1013"/>
        </table:table-row>
        <table:table-row table:style-name="ro5">
          <table:table-cell table:style-name="ce7" office:value-type="string" calcext:value-type="string">
            <text:p>郭芳宜</text:p>
          </table:table-cell>
          <table:table-cell table:style-name="ce17" office:value-type="string" calcext:value-type="string">
            <text:p>嘉115線路面凹陷改善工程</text:p>
          </table:table-cell>
          <table:table-cell table:style-name="ce25" office:value-type="string" calcext:value-type="string">
            <text:p>梅山鄉</text:p>
          </table:table-cell>
          <table:table-cell table:number-columns-repeated="2" table:style-name="ce29" office:value-type="float" office:value="122" calcext:value-type="float">
            <text:p><text:s/>122 </text:p>
          </table:table-cell>
          <table:table-cell table:style-name="ce33" office:value-type="string" calcext:value-type="string">
            <text:p>105年度道路橋樑工程-縣鄉公路保養工程</text:p>
          </table:table-cell>
          <table:table-cell table:style-name="ce7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style-name="ce45" table:number-columns-repeated="2"/>
          <table:table-cell table:number-columns-repeated="1013"/>
        </table:table-row>
        <table:table-row table:style-name="ro5">
          <table:table-cell table:style-name="ce7" office:value-type="string" calcext:value-type="string">
            <text:p>郭芳宜</text:p>
          </table:table-cell>
          <table:table-cell table:style-name="ce17" office:value-type="string" calcext:value-type="string">
            <text:p>嘉115線路面下陷改善工程</text:p>
          </table:table-cell>
          <table:table-cell table:style-name="ce25" office:value-type="string" calcext:value-type="string">
            <text:p>梅山鄉</text:p>
          </table:table-cell>
          <table:table-cell table:number-columns-repeated="2" table:style-name="ce29" office:value-type="float" office:value="38" calcext:value-type="float">
            <text:p><text:s/>38 </text:p>
          </table:table-cell>
          <table:table-cell table:style-name="ce33" office:value-type="string" calcext:value-type="string">
            <text:p>105年度道路橋樑工程-縣鄉公路保養工程</text:p>
          </table:table-cell>
          <table:table-cell table:style-name="ce7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style-name="ce45" table:number-columns-repeated="2"/>
          <table:table-cell table:number-columns-repeated="1013"/>
        </table:table-row>
        <table:table-row table:style-name="ro5">
          <table:table-cell table:style-name="ce8" office:value-type="string" office:string-value="陳文忠" calcext:value-type="string">
            <text:p><text:s/>陳文忠 </text:p>
          </table:table-cell>
          <table:table-cell table:style-name="ce18" office:value-type="string" office:string-value="南崙村崙子段溪底寮旁產業道路改善工程" calcext:value-type="string">
            <text:p><text:s/>南崙村崙子段溪底寮旁產業道路改善工程 </text:p>
          </table:table-cell>
          <table:table-cell table:style-name="ce8" office:value-type="string" office:string-value="新港鄉" calcext:value-type="string">
            <text:p><text:s/>新港鄉 </text:p>
          </table:table-cell>
          <table:table-cell table:number-columns-repeated="2" table:style-name="ce8" office:value-type="float" office:value="1800" calcext:value-type="float">
            <text:p><text:s/>1,800 </text:p>
          </table:table-cell>
          <table:table-cell table:style-name="ce8" office:value-type="string" office:string-value="105年度其他公共工程－治山防洪及養護" calcext:value-type="string">
            <text:p><text:s/>105年度其他公共工程－治山防洪及養護 </text:p>
          </table:table-cell>
          <table:table-cell table:style-name="ce8" office:value-type="string" office:string-value="公所" calcext:value-type="string">
            <text:p><text:s/>公所 </text:p>
          </table:table-cell>
          <table:table-cell table:style-name="ce38" office:value-type="string" office:string-value="尚未發包" calcext:value-type="string">
            <text:p><text:s/>尚未發包 </text:p>
          </table:table-cell>
          <table:table-cell table:style-name="ce43" office:value-type="string" office:string-value="尚未發包" calcext:value-type="string">
            <text:p><text:s/>尚未發包 </text:p>
          </table:table-cell>
          <table:table-cell table:style-name="ce45" table:number-columns-repeated="2"/>
          <table:table-cell table:number-columns-repeated="1013"/>
        </table:table-row>
        <table:table-row table:style-name="ro5">
          <table:table-cell table:style-name="ce7" office:value-type="string" calcext:value-type="string">
            <text:p>陳怡岳</text:p>
          </table:table-cell>
          <table:table-cell table:style-name="ce19" office:value-type="string" calcext:value-type="string">
            <text:p>六腳鄉正義村村里巷道路面改善工程</text:p>
          </table:table-cell>
          <table:table-cell table:style-name="ce25" office:value-type="string" calcext:value-type="string">
            <text:p>六腳鄉</text:p>
          </table:table-cell>
          <table:table-cell table:number-columns-repeated="2" table:style-name="ce29" office:value-type="float" office:value="480" calcext:value-type="float">
            <text:p><text:s/>480 </text:p>
          </table:table-cell>
          <table:table-cell table:style-name="ce33" office:value-type="string" calcext:value-type="string">
            <text:p>105年度道路橋樑工程-縣鄉公路工程</text:p>
          </table:table-cell>
          <table:table-cell table:style-name="ce7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設計中</text:p>
          </table:table-cell>
          <table:table-cell table:style-name="ce45" table:number-columns-repeated="2"/>
          <table:table-cell table:number-columns-repeated="1013"/>
        </table:table-row>
        <table:table-row table:style-name="ro5">
          <table:table-cell table:style-name="ce7" office:value-type="string" calcext:value-type="string">
            <text:p>陳怡岳</text:p>
          </table:table-cell>
          <table:table-cell table:style-name="ce19" office:value-type="string" calcext:value-type="string">
            <text:p>六腳鄉三義村村里巷道路面改善工程</text:p>
          </table:table-cell>
          <table:table-cell table:style-name="ce25" office:value-type="string" calcext:value-type="string">
            <text:p>六腳鄉</text:p>
          </table:table-cell>
          <table:table-cell table:number-columns-repeated="2" table:style-name="ce29" office:value-type="float" office:value="329" calcext:value-type="float">
            <text:p><text:s/>329 </text:p>
          </table:table-cell>
          <table:table-cell table:style-name="ce33" office:value-type="string" calcext:value-type="string">
            <text:p>105年度道路橋樑工程-縣鄉公路工程</text:p>
          </table:table-cell>
          <table:table-cell table:style-name="ce7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設計中</text:p>
          </table:table-cell>
          <table:table-cell table:style-name="ce45" table:number-columns-repeated="2"/>
          <table:table-cell table:number-columns-repeated="1013"/>
        </table:table-row>
        <table:table-row table:style-name="ro5">
          <table:table-cell table:style-name="ce7" office:value-type="string" calcext:value-type="string">
            <text:p>陳怡岳</text:p>
          </table:table-cell>
          <table:table-cell table:style-name="ce17" office:value-type="string" calcext:value-type="string">
            <text:p>東石鄉三家村村里道路護欄設置工程</text:p>
          </table:table-cell>
          <table:table-cell table:style-name="ce25" office:value-type="string" calcext:value-type="string">
            <text:p>東石鄉</text:p>
          </table:table-cell>
          <table:table-cell table:number-columns-repeated="2" table:style-name="ce29" office:value-type="float" office:value="275" calcext:value-type="float">
            <text:p><text:s/>275 </text:p>
          </table:table-cell>
          <table:table-cell table:style-name="ce33" office:value-type="string" calcext:value-type="string">
            <text:p>105年度道路橋樑工程-縣鄉公路工程</text:p>
          </table:table-cell>
          <table:table-cell table:style-name="ce7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設計中</text:p>
          </table:table-cell>
          <table:table-cell table:style-name="ce45" table:number-columns-repeated="2"/>
          <table:table-cell table:number-columns-repeated="1013"/>
        </table:table-row>
        <table:table-row table:style-name="ro5">
          <table:table-cell table:style-name="ce7" office:value-type="string" calcext:value-type="string">
            <text:p>陳怡岳</text:p>
          </table:table-cell>
          <table:table-cell table:style-name="ce17" office:value-type="string" calcext:value-type="string">
            <text:p>水上鄉龍德村村里道路改善工程</text:p>
          </table:table-cell>
          <table:table-cell table:style-name="ce25" office:value-type="string" calcext:value-type="string">
            <text:p>水上鄉</text:p>
          </table:table-cell>
          <table:table-cell table:number-columns-repeated="2" table:style-name="ce29" office:value-type="float" office:value="163" calcext:value-type="float">
            <text:p><text:s/>163 </text:p>
          </table:table-cell>
          <table:table-cell table:style-name="ce33" office:value-type="string" calcext:value-type="string">
            <text:p>105年度道路橋樑工程-縣鄉公路保養工程</text:p>
          </table:table-cell>
          <table:table-cell table:style-name="ce7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style-name="ce45" table:number-columns-repeated="2"/>
          <table:table-cell table:number-columns-repeated="1013"/>
        </table:table-row>
        <table:table-row table:style-name="ro5">
          <table:table-cell table:style-name="ce7" office:value-type="string" calcext:value-type="string">
            <text:p>陳怡岳</text:p>
          </table:table-cell>
          <table:table-cell table:style-name="ce17" office:value-type="string" calcext:value-type="string">
            <text:p>水上鄉回歸村村里道路排水改善工程</text:p>
          </table:table-cell>
          <table:table-cell table:style-name="ce25" office:value-type="string" calcext:value-type="string">
            <text:p>水上鄉</text:p>
          </table:table-cell>
          <table:table-cell table:number-columns-repeated="2" table:style-name="ce29" office:value-type="float" office:value="254" calcext:value-type="float">
            <text:p><text:s/>254 </text:p>
          </table:table-cell>
          <table:table-cell table:style-name="ce33" office:value-type="string" calcext:value-type="string">
            <text:p>105年度道路橋樑工程-縣鄉公路保養工程</text:p>
          </table:table-cell>
          <table:table-cell table:style-name="ce7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style-name="ce45" table:number-columns-repeated="2"/>
          <table:table-cell table:number-columns-repeated="1013"/>
        </table:table-row>
        <table:table-row table:style-name="ro5">
          <table:table-cell table:style-name="ce8" office:value-type="string" office:string-value="陳保仁" calcext:value-type="string">
            <text:p><text:s/>陳保仁 </text:p>
          </table:table-cell>
          <table:table-cell table:style-name="ce18" office:value-type="string" office:string-value="梅山鄉太平以東各村農路改善工程" calcext:value-type="string">
            <text:p><text:s/>梅山鄉太平以東各村農路改善工程 </text:p>
          </table:table-cell>
          <table:table-cell table:style-name="ce8" office:value-type="string" office:string-value="梅山鄉" calcext:value-type="string">
            <text:p><text:s/>梅山鄉 </text:p>
          </table:table-cell>
          <table:table-cell table:number-columns-repeated="2" table:style-name="ce8" office:value-type="float" office:value="1000" calcext:value-type="float">
            <text:p><text:s/>1,000 </text:p>
          </table:table-cell>
          <table:table-cell table:style-name="ce8" office:value-type="string" office:string-value="105年度其他公共工程－治山防洪及養護" calcext:value-type="string">
            <text:p><text:s/>105年度其他公共工程－治山防洪及養護 </text:p>
          </table:table-cell>
          <table:table-cell table:style-name="ce8" office:value-type="string" office:string-value="公所" calcext:value-type="string">
            <text:p><text:s/>公所 </text:p>
          </table:table-cell>
          <table:table-cell table:style-name="ce38" office:value-type="string" office:string-value="公開取得" calcext:value-type="string">
            <text:p><text:s/>公開取得 </text:p>
          </table:table-cell>
          <table:table-cell table:style-name="ce43" office:value-type="string" office:string-value="僑暉營造有限公司" calcext:value-type="string">
            <text:p><text:s/>僑暉營造有限公司 </text:p>
          </table:table-cell>
          <table:table-cell table:style-name="ce45" table:number-columns-repeated="2"/>
          <table:table-cell table:number-columns-repeated="1013"/>
        </table:table-row>
        <table:table-row table:style-name="ro5">
          <table:table-cell table:style-name="ce8" office:value-type="string" office:string-value="陳保仁" calcext:value-type="string">
            <text:p><text:s/>陳保仁 </text:p>
          </table:table-cell>
          <table:table-cell table:style-name="ce18" office:value-type="string" office:string-value="梅山鄉太平村以東各村道路及擋土牆改善工程" calcext:value-type="string">
            <text:p><text:s/>梅山鄉太平村以東各村道路及擋土牆改善工程 </text:p>
          </table:table-cell>
          <table:table-cell table:style-name="ce8" office:value-type="string" office:string-value="梅山鄉" calcext:value-type="string">
            <text:p><text:s/>梅山鄉 </text:p>
          </table:table-cell>
          <table:table-cell table:number-columns-repeated="2" table:style-name="ce8" office:value-type="float" office:value="1000" calcext:value-type="float">
            <text:p><text:s/>1,000 </text:p>
          </table:table-cell>
          <table:table-cell table:style-name="ce8" office:value-type="string" office:string-value="105年度其他公共工程－治山防洪及養護" calcext:value-type="string">
            <text:p><text:s/>105年度其他公共工程－治山防洪及養護 </text:p>
          </table:table-cell>
          <table:table-cell table:style-name="ce8" office:value-type="string" office:string-value="公所" calcext:value-type="string">
            <text:p><text:s/>公所 </text:p>
          </table:table-cell>
          <table:table-cell table:style-name="ce38" office:value-type="string" office:string-value="尚未發包" calcext:value-type="string">
            <text:p><text:s/>尚未發包 </text:p>
          </table:table-cell>
          <table:table-cell table:style-name="ce43" office:value-type="string" office:string-value="尚未發包" calcext:value-type="string">
            <text:p><text:s/>尚未發包 </text:p>
          </table:table-cell>
          <table:table-cell table:style-name="ce45" table:number-columns-repeated="2"/>
          <table:table-cell table:number-columns-repeated="1013"/>
        </table:table-row>
        <table:table-row table:style-name="ro5">
          <table:table-cell table:style-name="ce8" office:value-type="string" office:string-value="陳保仁" calcext:value-type="string">
            <text:p><text:s/>陳保仁 </text:p>
          </table:table-cell>
          <table:table-cell table:style-name="ce18" office:value-type="string" office:string-value="梅山鄉太平村以西各村農路及擋土牆改善工程" calcext:value-type="string">
            <text:p><text:s/>梅山鄉太平村以西各村農路及擋土牆改善工程 </text:p>
          </table:table-cell>
          <table:table-cell table:style-name="ce8" office:value-type="string" office:string-value="梅山鄉" calcext:value-type="string">
            <text:p><text:s/>梅山鄉 </text:p>
          </table:table-cell>
          <table:table-cell table:number-columns-repeated="2" table:style-name="ce8" office:value-type="float" office:value="1000" calcext:value-type="float">
            <text:p><text:s/>1,000 </text:p>
          </table:table-cell>
          <table:table-cell table:style-name="ce8" office:value-type="string" office:string-value="105年度其他公共工程－治山防洪及養護" calcext:value-type="string">
            <text:p><text:s/>105年度其他公共工程－治山防洪及養護 </text:p>
          </table:table-cell>
          <table:table-cell table:style-name="ce8" office:value-type="string" office:string-value="公所" calcext:value-type="string">
            <text:p><text:s/>公所 </text:p>
          </table:table-cell>
          <table:table-cell table:style-name="ce38" office:value-type="string" office:string-value="尚未發包" calcext:value-type="string">
            <text:p><text:s/>尚未發包 </text:p>
          </table:table-cell>
          <table:table-cell table:style-name="ce43" office:value-type="string" office:string-value="尚未發包" calcext:value-type="string">
            <text:p><text:s/>尚未發包 </text:p>
          </table:table-cell>
          <table:table-cell table:style-name="ce45" table:number-columns-repeated="2"/>
          <table:table-cell table:number-columns-repeated="1013"/>
        </table:table-row>
        <table:table-row table:style-name="ro5">
          <table:table-cell table:style-name="ce7" office:value-type="string" calcext:value-type="string">
            <text:p>陳柏麟</text:p>
          </table:table-cell>
          <table:table-cell table:style-name="ce19" office:value-type="string" calcext:value-type="string">
            <text:p>105年度大埔鄉轄內各村道路及排水設施改善工程</text:p>
          </table:table-cell>
          <table:table-cell table:style-name="ce25" office:value-type="string" calcext:value-type="string">
            <text:p>大埔鄉</text:p>
          </table:table-cell>
          <table:table-cell table:number-columns-repeated="2" table:style-name="ce29" office:value-type="float" office:value="1000" calcext:value-type="float">
            <text:p><text:s/>1,000 </text:p>
          </table:table-cell>
          <table:table-cell table:style-name="ce33" office:value-type="string" calcext:value-type="string">
            <text:p>105年度道路橋樑工程-縣鄉公路工程</text:p>
          </table:table-cell>
          <table:table-cell table:style-name="ce7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設計中</text:p>
          </table:table-cell>
          <table:table-cell table:style-name="ce45" table:number-columns-repeated="2"/>
          <table:table-cell table:number-columns-repeated="1013"/>
        </table:table-row>
        <table:table-row table:style-name="ro5">
          <table:table-cell table:style-name="ce7" office:value-type="string" calcext:value-type="string">
            <text:p>陳柏麟</text:p>
          </table:table-cell>
          <table:table-cell table:style-name="ce17" office:value-type="string" calcext:value-type="string">
            <text:p>中埔鄉嘉140線3k+100~200路面改善工程</text:p>
          </table:table-cell>
          <table:table-cell table:style-name="ce25" office:value-type="string" calcext:value-type="string">
            <text:p>中埔鄉</text:p>
          </table:table-cell>
          <table:table-cell table:number-columns-repeated="2" table:style-name="ce29" office:value-type="float" office:value="74.8" calcext:value-type="float">
            <text:p><text:s/>75 </text:p>
          </table:table-cell>
          <table:table-cell table:style-name="ce33" office:value-type="string" calcext:value-type="string">
            <text:p>105年度道路橋樑工程-縣鄉公路保養工程</text:p>
          </table:table-cell>
          <table:table-cell table:style-name="ce7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style-name="ce45" table:number-columns-repeated="2"/>
          <table:table-cell table:number-columns-repeated="1013"/>
        </table:table-row>
        <table:table-row table:style-name="ro5">
          <table:table-cell table:style-name="ce8" office:value-type="string" office:string-value="曾亮哲" calcext:value-type="string">
            <text:p><text:s/>曾亮哲 </text:p>
          </table:table-cell>
          <table:table-cell table:style-name="ce18" office:value-type="string" office:string-value="竹崎鄉文峰村檨仔寮產業道路工程" calcext:value-type="string">
            <text:p><text:s/>竹崎鄉文峰村檨仔寮產業道路工程 </text:p>
          </table:table-cell>
          <table:table-cell table:style-name="ce8" office:value-type="string" office:string-value="竹崎鄉" calcext:value-type="string">
            <text:p><text:s/>竹崎鄉 </text:p>
          </table:table-cell>
          <table:table-cell table:style-name="ce8" office:value-type="float" office:value="980" calcext:value-type="float">
            <text:p><text:s/>980 </text:p>
          </table:table-cell>
          <table:table-cell table:style-name="ce8" office:value-type="float" office:value="350" calcext:value-type="float">
            <text:p><text:s/>350 </text:p>
          </table:table-cell>
          <table:table-cell table:style-name="ce8" office:value-type="string" office:string-value="105年度其他公共工程－治山防洪及養護" calcext:value-type="string">
            <text:p><text:s/>105年度其他公共工程－治山防洪及養護 </text:p>
          </table:table-cell>
          <table:table-cell table:style-name="ce8" office:value-type="string" office:string-value="嘉義縣政府" calcext:value-type="string">
            <text:p><text:s/>嘉義縣政府 </text:p>
          </table:table-cell>
          <table:table-cell table:style-name="ce38" office:value-type="string" office:string-value="尚未發包" calcext:value-type="string">
            <text:p><text:s/>尚未發包 </text:p>
          </table:table-cell>
          <table:table-cell table:style-name="ce43" office:value-type="string" office:string-value="尚未發包" calcext:value-type="string">
            <text:p><text:s/>尚未發包 </text:p>
          </table:table-cell>
          <table:table-cell table:style-name="ce45" table:number-columns-repeated="2"/>
          <table:table-cell table:number-columns-repeated="1013"/>
        </table:table-row>
        <table:table-row table:style-name="ro5">
          <table:table-cell table:style-name="ce7" office:value-type="string" calcext:value-type="string">
            <text:p>曾亮哲</text:p>
          </table:table-cell>
          <table:table-cell table:style-name="ce17" office:value-type="string" calcext:value-type="string">
            <text:p>竹崎鄉灣橋村23鄰村里聯絡道路AC改善</text:p>
          </table:table-cell>
          <table:table-cell table:style-name="ce25" office:value-type="string" calcext:value-type="string">
            <text:p>竹崎鄉</text:p>
          </table:table-cell>
          <table:table-cell table:number-columns-repeated="2" table:style-name="ce29" office:value-type="float" office:value="61" calcext:value-type="float">
            <text:p><text:s/>61 </text:p>
          </table:table-cell>
          <table:table-cell table:style-name="ce33" office:value-type="string" calcext:value-type="string">
            <text:p>105年度道路橋樑工程-縣鄉公路保養工程</text:p>
          </table:table-cell>
          <table:table-cell table:style-name="ce7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style-name="ce45" table:number-columns-repeated="2"/>
          <table:table-cell table:number-columns-repeated="1013"/>
        </table:table-row>
        <table:table-row table:style-name="ro5">
          <table:table-cell table:style-name="ce7" office:value-type="string" calcext:value-type="string">
            <text:p>曾亮哲</text:p>
          </table:table-cell>
          <table:table-cell table:style-name="ce17" office:value-type="string" calcext:value-type="string">
            <text:p>竹崎鄉昇平村嘉121鄉道1k處道路改善工程</text:p>
          </table:table-cell>
          <table:table-cell table:style-name="ce25" office:value-type="string" calcext:value-type="string">
            <text:p>竹崎鄉</text:p>
          </table:table-cell>
          <table:table-cell table:number-columns-repeated="2" table:style-name="ce29" office:value-type="float" office:value="100.4" calcext:value-type="float">
            <text:p><text:s/>100 </text:p>
          </table:table-cell>
          <table:table-cell table:style-name="ce33" office:value-type="string" calcext:value-type="string">
            <text:p>105年度道路橋樑工程-縣鄉公路保養工程</text:p>
          </table:table-cell>
          <table:table-cell table:style-name="ce7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style-name="ce45" table:number-columns-repeated="2"/>
          <table:table-cell table:number-columns-repeated="1013"/>
        </table:table-row>
        <table:table-row table:style-name="ro5">
          <table:table-cell table:style-name="ce7" office:value-type="string" calcext:value-type="string">
            <text:p>黃芳蘭</text:p>
          </table:table-cell>
          <table:table-cell table:style-name="ce17" office:value-type="string" calcext:value-type="string">
            <text:p>民雄鄉嘉79線3K+200處老化破損改善工程</text:p>
          </table:table-cell>
          <table:table-cell table:style-name="ce25" office:value-type="string" calcext:value-type="string">
            <text:p>民雄鄉</text:p>
          </table:table-cell>
          <table:table-cell table:number-columns-repeated="2" table:style-name="ce29" office:value-type="float" office:value="115.21" calcext:value-type="float">
            <text:p><text:s/>115 </text:p>
          </table:table-cell>
          <table:table-cell table:style-name="ce33" office:value-type="string" calcext:value-type="string">
            <text:p>105年度道路橋樑工程-縣鄉公路保養工程</text:p>
          </table:table-cell>
          <table:table-cell table:style-name="ce7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style-name="ce45" table:number-columns-repeated="2"/>
          <table:table-cell table:number-columns-repeated="1013"/>
        </table:table-row>
        <table:table-row table:style-name="ro5">
          <table:table-cell table:style-name="ce7" office:value-type="string" calcext:value-type="string">
            <text:p>黃芳蘭</text:p>
          </table:table-cell>
          <table:table-cell table:style-name="ce17" office:value-type="string" calcext:value-type="string">
            <text:p>民雄鄉嘉79線2K+900處老化破損改善工程</text:p>
          </table:table-cell>
          <table:table-cell table:style-name="ce25" office:value-type="string" calcext:value-type="string">
            <text:p>民雄鄉</text:p>
          </table:table-cell>
          <table:table-cell table:number-columns-repeated="2" table:style-name="ce29" office:value-type="float" office:value="100.8" calcext:value-type="float">
            <text:p><text:s/>101 </text:p>
          </table:table-cell>
          <table:table-cell table:style-name="ce33" office:value-type="string" calcext:value-type="string">
            <text:p>105年度道路橋樑工程-縣鄉公路保養工程</text:p>
          </table:table-cell>
          <table:table-cell table:style-name="ce7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style-name="ce45" table:number-columns-repeated="2"/>
          <table:table-cell table:number-columns-repeated="1013"/>
        </table:table-row>
        <table:table-row table:style-name="ro5">
          <table:table-cell table:style-name="ce7" office:value-type="string" calcext:value-type="string">
            <text:p>黃芳蘭</text:p>
          </table:table-cell>
          <table:table-cell table:style-name="ce17" office:value-type="string" calcext:value-type="string">
            <text:p>民雄鄉嘉178線0K+000道路破損改善工程</text:p>
          </table:table-cell>
          <table:table-cell table:style-name="ce25" office:value-type="string" calcext:value-type="string">
            <text:p>民雄鄉</text:p>
          </table:table-cell>
          <table:table-cell table:number-columns-repeated="2" table:style-name="ce29" office:value-type="float" office:value="112.68" calcext:value-type="float">
            <text:p><text:s/>113 </text:p>
          </table:table-cell>
          <table:table-cell table:style-name="ce33" office:value-type="string" calcext:value-type="string">
            <text:p>105年度道路橋樑工程-縣鄉公路保養工程</text:p>
          </table:table-cell>
          <table:table-cell table:style-name="ce7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style-name="ce45" table:number-columns-repeated="2"/>
          <table:table-cell table:number-columns-repeated="1013"/>
        </table:table-row>
        <table:table-row table:style-name="ro5">
          <table:table-cell table:style-name="ce7" office:value-type="string" calcext:value-type="string">
            <text:p>黃芳蘭</text:p>
          </table:table-cell>
          <table:table-cell table:style-name="ce17" office:value-type="string" calcext:value-type="string">
            <text:p>民雄鄉嘉178線路面老化改善工程</text:p>
          </table:table-cell>
          <table:table-cell table:style-name="ce25" office:value-type="string" calcext:value-type="string">
            <text:p>民雄鄉</text:p>
          </table:table-cell>
          <table:table-cell table:number-columns-repeated="2" table:style-name="ce29" office:value-type="float" office:value="113.4" calcext:value-type="float">
            <text:p><text:s/>113 </text:p>
          </table:table-cell>
          <table:table-cell table:style-name="ce33" office:value-type="string" calcext:value-type="string">
            <text:p>105年度道路橋樑工程-縣鄉公路保養工程</text:p>
          </table:table-cell>
          <table:table-cell table:style-name="ce7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style-name="ce45" table:number-columns-repeated="2"/>
          <table:table-cell table:number-columns-repeated="1013"/>
        </table:table-row>
        <table:table-row table:style-name="ro5">
          <table:table-cell table:style-name="ce7" office:value-type="string" calcext:value-type="string">
            <text:p>黃芳蘭</text:p>
          </table:table-cell>
          <table:table-cell table:style-name="ce17" office:value-type="string" calcext:value-type="string">
            <text:p>民雄鄉嘉107線5K+200老化下陷破損改善工程</text:p>
          </table:table-cell>
          <table:table-cell table:style-name="ce25" office:value-type="string" calcext:value-type="string">
            <text:p>民雄鄉</text:p>
          </table:table-cell>
          <table:table-cell table:number-columns-repeated="2" table:style-name="ce29" office:value-type="float" office:value="241.4" calcext:value-type="float">
            <text:p><text:s/>241 </text:p>
          </table:table-cell>
          <table:table-cell table:style-name="ce33" office:value-type="string" calcext:value-type="string">
            <text:p>105年度道路橋樑工程-縣鄉公路保養工程</text:p>
          </table:table-cell>
          <table:table-cell table:style-name="ce7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style-name="ce45" table:number-columns-repeated="2"/>
          <table:table-cell table:number-columns-repeated="1013"/>
        </table:table-row>
        <table:table-row table:style-name="ro5">
          <table:table-cell table:style-name="ce7" office:value-type="string" calcext:value-type="string">
            <text:p>黃芳蘭</text:p>
          </table:table-cell>
          <table:table-cell table:style-name="ce17" office:value-type="string" calcext:value-type="string">
            <text:p>民雄鄉嘉107線5K+300老化下陷破損改善工程</text:p>
          </table:table-cell>
          <table:table-cell table:style-name="ce25" office:value-type="string" calcext:value-type="string">
            <text:p>民雄鄉</text:p>
          </table:table-cell>
          <table:table-cell table:number-columns-repeated="2" table:style-name="ce29" office:value-type="float" office:value="126" calcext:value-type="float">
            <text:p><text:s/>126 </text:p>
          </table:table-cell>
          <table:table-cell table:style-name="ce33" office:value-type="string" calcext:value-type="string">
            <text:p>105年度道路橋樑工程-縣鄉公路保養工程</text:p>
          </table:table-cell>
          <table:table-cell table:style-name="ce7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style-name="ce45" table:number-columns-repeated="2"/>
          <table:table-cell table:number-columns-repeated="1013"/>
        </table:table-row>
        <table:table-row table:style-name="ro5">
          <table:table-cell table:style-name="ce7" office:value-type="string" calcext:value-type="string">
            <text:p>黃嫈珺</text:p>
          </table:table-cell>
          <table:table-cell table:style-name="ce17" office:value-type="string" calcext:value-type="string">
            <text:p>朴子市溪口里村里巷道道路改善工程</text:p>
          </table:table-cell>
          <table:table-cell table:style-name="ce25" office:value-type="string" calcext:value-type="string">
            <text:p>朴子市</text:p>
          </table:table-cell>
          <table:table-cell table:number-columns-repeated="2" table:style-name="ce29" office:value-type="float" office:value="406" calcext:value-type="float">
            <text:p><text:s/>406 </text:p>
          </table:table-cell>
          <table:table-cell table:style-name="ce33" office:value-type="string" calcext:value-type="string">
            <text:p>105年度道路橋樑工程-縣鄉公路工程</text:p>
          </table:table-cell>
          <table:table-cell table:style-name="ce7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設計中</text:p>
          </table:table-cell>
          <table:table-cell table:style-name="ce45" table:number-columns-repeated="2"/>
          <table:table-cell table:number-columns-repeated="1013"/>
        </table:table-row>
        <table:table-row table:style-name="ro5">
          <table:table-cell table:style-name="ce7" office:value-type="string" calcext:value-type="string">
            <text:p>黃嫈珺</text:p>
          </table:table-cell>
          <table:table-cell table:style-name="ce17" office:value-type="string" calcext:value-type="string">
            <text:p>朴子市永和里村里巷道改善工程</text:p>
          </table:table-cell>
          <table:table-cell table:style-name="ce25" office:value-type="string" calcext:value-type="string">
            <text:p>朴子市</text:p>
          </table:table-cell>
          <table:table-cell table:number-columns-repeated="2" table:style-name="ce29" office:value-type="float" office:value="62" calcext:value-type="float">
            <text:p><text:s/>62 </text:p>
          </table:table-cell>
          <table:table-cell table:style-name="ce33" office:value-type="string" calcext:value-type="string">
            <text:p>105年度道路橋樑工程-縣鄉公路保養工程</text:p>
          </table:table-cell>
          <table:table-cell table:style-name="ce7" office:value-type="string" calcext:value-type="string">
            <text:p>嘉義縣政府</text:p>
          </table:table-cell>
          <table:table-cell table:style-name="ce37" office:value-type="string" calcext:value-type="string">
            <text:p>小額採購</text:p>
          </table:table-cell>
          <table:table-cell table:style-name="ce37" office:value-type="string" calcext:value-type="string">
            <text:p>嘉靖和營造有限公司</text:p>
          </table:table-cell>
          <table:table-cell table:style-name="ce45" table:number-columns-repeated="2"/>
          <table:table-cell table:number-columns-repeated="1013"/>
        </table:table-row>
        <table:table-row table:style-name="ro5">
          <table:table-cell table:style-name="ce8" office:value-type="string" office:string-value="葉和平" calcext:value-type="string">
            <text:p><text:s/>葉和平 </text:p>
          </table:table-cell>
          <table:table-cell table:style-name="ce18" office:value-type="string" office:string-value="大林鎮三角里上林頭往石仔寮農路改善工程" calcext:value-type="string">
            <text:p><text:s/>大林鎮三角里上林頭往石仔寮農路改善工程 </text:p>
          </table:table-cell>
          <table:table-cell table:style-name="ce8" office:value-type="string" office:string-value="大林鎮" calcext:value-type="string">
            <text:p><text:s/>大林鎮 </text:p>
          </table:table-cell>
          <table:table-cell table:style-name="ce8" office:value-type="float" office:value="1230" calcext:value-type="float">
            <text:p><text:s/>1,230 </text:p>
          </table:table-cell>
          <table:table-cell table:style-name="ce8" office:value-type="float" office:value="500" calcext:value-type="float">
            <text:p><text:s/>500 </text:p>
          </table:table-cell>
          <table:table-cell table:style-name="ce8" office:value-type="string" office:string-value="105年度其他公共工程－治山防洪及養護" calcext:value-type="string">
            <text:p><text:s/>105年度其他公共工程－治山防洪及養護 </text:p>
          </table:table-cell>
          <table:table-cell table:style-name="ce8" office:value-type="string" office:string-value="嘉義縣政府" calcext:value-type="string">
            <text:p><text:s/>嘉義縣政府 </text:p>
          </table:table-cell>
          <table:table-cell table:style-name="ce38" office:value-type="string" office:string-value="公開招標" calcext:value-type="string">
            <text:p><text:s/>公開招標 </text:p>
          </table:table-cell>
          <table:table-cell table:style-name="ce43" office:value-type="string" office:string-value="正賢土木包工業" calcext:value-type="string">
            <text:p><text:s/>正賢土木包工業 </text:p>
          </table:table-cell>
          <table:table-cell table:style-name="ce45" table:number-columns-repeated="2"/>
          <table:table-cell table:number-columns-repeated="1013"/>
        </table:table-row>
        <table:table-row table:style-name="ro5">
          <table:table-cell table:style-name="ce8" office:value-type="string" office:string-value="葉和平" calcext:value-type="string">
            <text:p><text:s/>葉和平 </text:p>
          </table:table-cell>
          <table:table-cell table:style-name="ce18" office:value-type="string" office:string-value="嘉義縣梅山鄉梅東、梅南、梅北、圳南、圳北、過山等村路面改善工程" calcext:value-type="string">
            <text:p><text:s/>嘉義縣梅山鄉梅東、梅南、梅北、圳南、圳北、過山等村路面改善工程 </text:p>
          </table:table-cell>
          <table:table-cell table:style-name="ce8" office:value-type="string" office:string-value="梅山鄉" calcext:value-type="string">
            <text:p><text:s/>梅山鄉 </text:p>
          </table:table-cell>
          <table:table-cell table:number-columns-repeated="2" table:style-name="ce8" office:value-type="float" office:value="300" calcext:value-type="float">
            <text:p><text:s/>300 </text:p>
          </table:table-cell>
          <table:table-cell table:style-name="ce8" office:value-type="string" office:string-value="105年度其他公共工程－治山防洪及養護" calcext:value-type="string">
            <text:p><text:s/>105年度其他公共工程－治山防洪及養護 </text:p>
          </table:table-cell>
          <table:table-cell table:style-name="ce8" office:value-type="string" office:string-value="公所" calcext:value-type="string">
            <text:p><text:s/>公所 </text:p>
          </table:table-cell>
          <table:table-cell table:style-name="ce38" office:value-type="string" office:string-value="尚未發包" calcext:value-type="string">
            <text:p><text:s/>尚未發包 </text:p>
          </table:table-cell>
          <table:table-cell table:style-name="ce43" office:value-type="string" office:string-value="尚未發包" calcext:value-type="string">
            <text:p><text:s/>尚未發包 </text:p>
          </table:table-cell>
          <table:table-cell table:style-name="ce45" table:number-columns-repeated="2"/>
          <table:table-cell table:number-columns-repeated="1013"/>
        </table:table-row>
        <table:table-row table:style-name="ro5">
          <table:table-cell table:style-name="ce7" office:value-type="string" calcext:value-type="string">
            <text:p>葉和平</text:p>
          </table:table-cell>
          <table:table-cell table:style-name="ce17" office:value-type="string" calcext:value-type="string">
            <text:p>大林鎮東林里東榮接19巷及47巷路面改善工程</text:p>
          </table:table-cell>
          <table:table-cell table:style-name="ce25" office:value-type="string" calcext:value-type="string">
            <text:p>大林鎮</text:p>
          </table:table-cell>
          <table:table-cell table:style-name="ce29" office:value-type="float" office:value="1019" calcext:value-type="float">
            <text:p><text:s/>1,019 </text:p>
          </table:table-cell>
          <table:table-cell table:style-name="ce29" office:value-type="float" office:value="400" calcext:value-type="float">
            <text:p><text:s/>400 </text:p>
          </table:table-cell>
          <table:table-cell table:style-name="ce33" office:value-type="string" calcext:value-type="string">
            <text:p>105年度道路橋樑工程-縣鄉公路保養工程</text:p>
          </table:table-cell>
          <table:table-cell table:style-name="ce7" office:value-type="string" calcext:value-type="string">
            <text:p>大林鎮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設計中</text:p>
          </table:table-cell>
          <table:table-cell table:style-name="ce45" table:number-columns-repeated="2"/>
          <table:table-cell table:number-columns-repeated="1013"/>
        </table:table-row>
        <table:table-row table:style-name="ro5">
          <table:table-cell table:style-name="ce7" office:value-type="string" calcext:value-type="string">
            <text:p>葉和平</text:p>
          </table:table-cell>
          <table:table-cell table:style-name="ce17" office:value-type="string" calcext:value-type="string">
            <text:p>大林鎮內林里路面改善工程</text:p>
          </table:table-cell>
          <table:table-cell table:style-name="ce25" office:value-type="string" calcext:value-type="string">
            <text:p>大林鎮</text:p>
          </table:table-cell>
          <table:table-cell table:number-columns-repeated="2" table:style-name="ce29" office:value-type="float" office:value="300" calcext:value-type="float">
            <text:p><text:s/>300 </text:p>
          </table:table-cell>
          <table:table-cell table:style-name="ce33" office:value-type="string" calcext:value-type="string">
            <text:p>105年度道路橋樑工程-縣鄉公路保養工程</text:p>
          </table:table-cell>
          <table:table-cell table:style-name="ce7" office:value-type="string" calcext:value-type="string">
            <text:p>大林鎮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設計中</text:p>
          </table:table-cell>
          <table:table-cell table:style-name="ce45" table:number-columns-repeated="2"/>
          <table:table-cell table:number-columns-repeated="1013"/>
        </table:table-row>
        <table:table-row table:style-name="ro5">
          <table:table-cell table:style-name="ce7" office:value-type="string" calcext:value-type="string">
            <text:p>葉和平</text:p>
          </table:table-cell>
          <table:table-cell table:style-name="ce17" office:value-type="string" calcext:value-type="string">
            <text:p>大林鎮平林里路面改善工程</text:p>
          </table:table-cell>
          <table:table-cell table:style-name="ce25" office:value-type="string" calcext:value-type="string">
            <text:p>大林鎮</text:p>
          </table:table-cell>
          <table:table-cell table:number-columns-repeated="2" table:style-name="ce29" office:value-type="float" office:value="500" calcext:value-type="float">
            <text:p><text:s/>500 </text:p>
          </table:table-cell>
          <table:table-cell table:style-name="ce33" office:value-type="string" calcext:value-type="string">
            <text:p>105年度道路橋樑工程-縣鄉公路保養工程</text:p>
          </table:table-cell>
          <table:table-cell table:style-name="ce7" office:value-type="string" calcext:value-type="string">
            <text:p>大林鎮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設計中</text:p>
          </table:table-cell>
          <table:table-cell table:style-name="ce45" table:number-columns-repeated="2"/>
          <table:table-cell table:number-columns-repeated="1013"/>
        </table:table-row>
        <table:table-row table:style-name="ro5">
          <table:table-cell table:style-name="ce8" office:value-type="string" office:string-value="葉孟龍" calcext:value-type="string">
            <text:p><text:s/>葉孟龍 </text:p>
          </table:table-cell>
          <table:table-cell table:style-name="ce18" office:value-type="string" office:string-value="新港鄉月潭村月眉排水防汛道路改善工程" calcext:value-type="string">
            <text:p><text:s/>新港鄉月潭村月眉排水防汛道路改善工程 </text:p>
          </table:table-cell>
          <table:table-cell table:style-name="ce8" office:value-type="string" office:string-value="新港鄉" calcext:value-type="string">
            <text:p><text:s/>新港鄉 </text:p>
          </table:table-cell>
          <table:table-cell table:number-columns-repeated="2" table:style-name="ce8" office:value-type="float" office:value="302" calcext:value-type="float">
            <text:p><text:s/>302 </text:p>
          </table:table-cell>
          <table:table-cell table:style-name="ce8" office:value-type="string" office:string-value="105年度 水利工程-防洪及灌溉工程" calcext:value-type="string">
            <text:p><text:s/>105年度 水利工程-防洪及灌溉工程 </text:p>
          </table:table-cell>
          <table:table-cell table:style-name="ce8" office:value-type="string" office:string-value="嘉義縣政府" calcext:value-type="string">
            <text:p><text:s/>嘉義縣政府 </text:p>
          </table:table-cell>
          <table:table-cell table:style-name="ce38" office:value-type="string" office:string-value="公開招標" calcext:value-type="string">
            <text:p><text:s/>公開招標 </text:p>
          </table:table-cell>
          <table:table-cell table:style-name="ce43" office:value-type="string" office:string-value="嘉靖和營造有限公司" calcext:value-type="string">
            <text:p><text:s/>嘉靖和營造有限公司 </text:p>
          </table:table-cell>
          <table:table-cell table:style-name="ce45" table:number-columns-repeated="2"/>
          <table:table-cell table:number-columns-repeated="1013"/>
        </table:table-row>
        <table:table-row table:style-name="ro5">
          <table:table-cell table:style-name="ce7" office:value-type="string" calcext:value-type="string">
            <text:p>葉孟龍</text:p>
          </table:table-cell>
          <table:table-cell table:style-name="ce17" office:value-type="string" calcext:value-type="string">
            <text:p>新港鄉大興村、中庄村、福德村及月眉村村里道路改善工程</text:p>
          </table:table-cell>
          <table:table-cell table:style-name="ce25" office:value-type="string" calcext:value-type="string">
            <text:p>新港鄉</text:p>
          </table:table-cell>
          <table:table-cell table:style-name="ce29" office:value-type="float" office:value="1995.5" calcext:value-type="float">
            <text:p><text:s/>1,996 </text:p>
          </table:table-cell>
          <table:table-cell table:style-name="ce29" office:value-type="float" office:value="760" calcext:value-type="float">
            <text:p><text:s/>760 </text:p>
          </table:table-cell>
          <table:table-cell table:style-name="ce33" office:value-type="string" calcext:value-type="string">
            <text:p>105年度道路橋樑工程-縣鄉公路工程</text:p>
          </table:table-cell>
          <table:table-cell table:style-name="ce7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創建營造有限公司</text:p>
          </table:table-cell>
          <table:table-cell table:style-name="ce45" table:number-columns-repeated="2"/>
          <table:table-cell table:number-columns-repeated="1013"/>
        </table:table-row>
        <table:table-row table:style-name="ro5">
          <table:table-cell table:style-name="ce7" office:value-type="string" calcext:value-type="string">
            <text:p>葉孟龍</text:p>
          </table:table-cell>
          <table:table-cell table:style-name="ce17" office:value-type="string" calcext:value-type="string">
            <text:p>新港鄉南崙村村里道路改善工程</text:p>
          </table:table-cell>
          <table:table-cell table:style-name="ce25" office:value-type="string" calcext:value-type="string">
            <text:p>新港鄉</text:p>
          </table:table-cell>
          <table:table-cell table:number-columns-repeated="2" table:style-name="ce29" office:value-type="float" office:value="416" calcext:value-type="float">
            <text:p><text:s/>416 </text:p>
          </table:table-cell>
          <table:table-cell table:style-name="ce33" office:value-type="string" calcext:value-type="string">
            <text:p>105年度道路橋樑工程-縣鄉公路保養工程</text:p>
          </table:table-cell>
          <table:table-cell table:style-name="ce7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style-name="ce45" table:number-columns-repeated="2"/>
          <table:table-cell table:number-columns-repeated="1013"/>
        </table:table-row>
        <table:table-row table:style-name="ro5">
          <table:table-cell table:style-name="ce7" office:value-type="string" calcext:value-type="string">
            <text:p>詹金繪</text:p>
          </table:table-cell>
          <table:table-cell table:style-name="ce17" office:value-type="string" calcext:value-type="string">
            <text:p>溪口鄉柳溝國小旁巷道路面改善工程</text:p>
          </table:table-cell>
          <table:table-cell table:style-name="ce25" office:value-type="string" calcext:value-type="string">
            <text:p>溪口鄉</text:p>
          </table:table-cell>
          <table:table-cell table:number-columns-repeated="2" table:style-name="ce29" office:value-type="float" office:value="250" calcext:value-type="float">
            <text:p><text:s/>250 </text:p>
          </table:table-cell>
          <table:table-cell table:style-name="ce33" office:value-type="string" calcext:value-type="string">
            <text:p>105年度道路橋樑工程-縣鄉公路保養工程</text:p>
          </table:table-cell>
          <table:table-cell table:style-name="ce7" office:value-type="string" calcext:value-type="string">
            <text:p>溪口鄉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設計中</text:p>
          </table:table-cell>
          <table:table-cell table:style-name="ce45" table:number-columns-repeated="2"/>
          <table:table-cell table:number-columns-repeated="1013"/>
        </table:table-row>
        <table:table-row table:style-name="ro5">
          <table:table-cell table:style-name="ce7" office:value-type="string" calcext:value-type="string">
            <text:p>詹金繪</text:p>
          </table:table-cell>
          <table:table-cell table:style-name="ce17" office:value-type="string" calcext:value-type="string">
            <text:p>溪口鄉南靖厝巷道路面改善工程</text:p>
          </table:table-cell>
          <table:table-cell table:style-name="ce25" office:value-type="string" calcext:value-type="string">
            <text:p>溪口鄉</text:p>
          </table:table-cell>
          <table:table-cell table:number-columns-repeated="2" table:style-name="ce29" office:value-type="float" office:value="400" calcext:value-type="float">
            <text:p><text:s/>400 </text:p>
          </table:table-cell>
          <table:table-cell table:style-name="ce33" office:value-type="string" calcext:value-type="string">
            <text:p>105年度道路橋樑工程-縣鄉公路保養工程</text:p>
          </table:table-cell>
          <table:table-cell table:style-name="ce7" office:value-type="string" calcext:value-type="string">
            <text:p>溪口鄉公所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設計中</text:p>
          </table:table-cell>
          <table:table-cell table:style-name="ce45" table:number-columns-repeated="2"/>
          <table:table-cell table:number-columns-repeated="1013"/>
        </table:table-row>
        <table:table-row table:style-name="ro5">
          <table:table-cell table:style-name="ce7" office:value-type="string" calcext:value-type="string">
            <text:p>詹琬蓁</text:p>
          </table:table-cell>
          <table:table-cell table:style-name="ce17" office:value-type="string" calcext:value-type="string">
            <text:p>水上鄉嘉175線3.5k附近路面破損改善工程</text:p>
          </table:table-cell>
          <table:table-cell table:style-name="ce25" office:value-type="string" calcext:value-type="string">
            <text:p>水上鄉</text:p>
          </table:table-cell>
          <table:table-cell table:number-columns-repeated="2" table:style-name="ce29" office:value-type="float" office:value="27.55" calcext:value-type="float">
            <text:p><text:s/>28 </text:p>
          </table:table-cell>
          <table:table-cell table:style-name="ce33" office:value-type="string" calcext:value-type="string">
            <text:p>105年度道路橋樑工程-縣鄉公路保養工程</text:p>
          </table:table-cell>
          <table:table-cell table:style-name="ce7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聯祥營造有限公司</text:p>
          </table:table-cell>
          <table:table-cell table:style-name="ce45" table:number-columns-repeated="2"/>
          <table:table-cell table:number-columns-repeated="1013"/>
        </table:table-row>
        <table:table-row table:style-name="ro5">
          <table:table-cell table:style-name="ce7" office:value-type="string" calcext:value-type="string">
            <text:p>詹琬蓁</text:p>
          </table:table-cell>
          <table:table-cell table:style-name="ce17" office:value-type="string" calcext:value-type="string">
            <text:p>高鐵東路與保鐵六路交叉口處安全島打除及路面修復工程</text:p>
          </table:table-cell>
          <table:table-cell table:style-name="ce25" office:value-type="string" calcext:value-type="string">
            <text:p>太保市</text:p>
          </table:table-cell>
          <table:table-cell table:number-columns-repeated="2" table:style-name="ce29" office:value-type="float" office:value="99.9" calcext:value-type="float">
            <text:p><text:s/>100 </text:p>
          </table:table-cell>
          <table:table-cell table:style-name="ce33" office:value-type="string" calcext:value-type="string">
            <text:p>105年度道路橋樑工程-縣鄉公路保養工程</text:p>
          </table:table-cell>
          <table:table-cell table:style-name="ce7" office:value-type="string" calcext:value-type="string">
            <text:p>嘉義縣政府</text:p>
          </table:table-cell>
          <table:table-cell table:style-name="ce37" office:value-type="string" calcext:value-type="string">
            <text:p>小額採購</text:p>
          </table:table-cell>
          <table:table-cell table:style-name="ce37" office:value-type="string" calcext:value-type="string">
            <text:p>嘉靖和營造有限公司</text:p>
          </table:table-cell>
          <table:table-cell table:style-name="ce45" table:number-columns-repeated="2"/>
          <table:table-cell table:number-columns-repeated="1013"/>
        </table:table-row>
        <table:table-row table:style-name="ro5">
          <table:table-cell table:style-name="ce7" office:value-type="string" calcext:value-type="string">
            <text:p>蔡奇璋</text:p>
          </table:table-cell>
          <table:table-cell table:style-name="ce17" office:value-type="string" calcext:value-type="string">
            <text:p>朴子市崁後里村里鋪面及道路截角改善工程</text:p>
          </table:table-cell>
          <table:table-cell table:style-name="ce25" office:value-type="string" calcext:value-type="string">
            <text:p>朴子市</text:p>
          </table:table-cell>
          <table:table-cell table:number-columns-repeated="2" table:style-name="ce29" office:value-type="float" office:value="399" calcext:value-type="float">
            <text:p><text:s/>399 </text:p>
          </table:table-cell>
          <table:table-cell table:style-name="ce33" office:value-type="string" calcext:value-type="string">
            <text:p>105年度道路橋樑工程-縣鄉公路工程</text:p>
          </table:table-cell>
          <table:table-cell table:style-name="ce7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設計中</text:p>
          </table:table-cell>
          <table:table-cell table:style-name="ce45" table:number-columns-repeated="2"/>
          <table:table-cell table:number-columns-repeated="1013"/>
        </table:table-row>
        <table:table-row table:style-name="ro5">
          <table:table-cell table:style-name="ce7" office:value-type="string" calcext:value-type="string">
            <text:p>蔡奇璋</text:p>
          </table:table-cell>
          <table:table-cell table:style-name="ce17" office:value-type="string" calcext:value-type="string">
            <text:p>東石鄉塭港村及型厝村村里道路改善工程</text:p>
          </table:table-cell>
          <table:table-cell table:style-name="ce25" office:value-type="string" calcext:value-type="string">
            <text:p>東石鄉</text:p>
          </table:table-cell>
          <table:table-cell table:number-columns-repeated="2" table:style-name="ce29" office:value-type="float" office:value="560" calcext:value-type="float">
            <text:p><text:s/>560 </text:p>
          </table:table-cell>
          <table:table-cell table:style-name="ce33" office:value-type="string" calcext:value-type="string">
            <text:p>105年度道路橋樑工程-縣鄉公路保養工程</text:p>
          </table:table-cell>
          <table:table-cell table:style-name="ce7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style-name="ce45" table:number-columns-repeated="2"/>
          <table:table-cell table:number-columns-repeated="1013"/>
        </table:table-row>
        <table:table-row table:style-name="ro5">
          <table:table-cell table:style-name="ce7" office:value-type="string" calcext:value-type="string">
            <text:p>蔡瑋傑</text:p>
          </table:table-cell>
          <table:table-cell table:style-name="ce17" office:value-type="string" calcext:value-type="string">
            <text:p>布袋鎮都市計劃海興街道路改善工程</text:p>
          </table:table-cell>
          <table:table-cell table:style-name="ce25" office:value-type="string" calcext:value-type="string">
            <text:p>布袋鎮</text:p>
          </table:table-cell>
          <table:table-cell table:style-name="ce29" office:value-type="float" office:value="1900" calcext:value-type="float">
            <text:p><text:s/>1,900 </text:p>
          </table:table-cell>
          <table:table-cell table:style-name="ce29" office:value-type="float" office:value="1600" calcext:value-type="float">
            <text:p><text:s/>1,600 </text:p>
          </table:table-cell>
          <table:table-cell table:style-name="ce33" office:value-type="string" calcext:value-type="string">
            <text:p>105年度道路橋樑工程-縣鄉公路保養工程</text:p>
          </table:table-cell>
          <table:table-cell table:style-name="ce7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設計中</text:p>
          </table:table-cell>
          <table:table-cell table:style-name="ce45" table:number-columns-repeated="2"/>
          <table:table-cell table:number-columns-repeated="1013"/>
        </table:table-row>
        <table:table-row table:style-name="ro5">
          <table:table-cell table:style-name="ce8" office:value-type="string" office:string-value="蔡鼎三" calcext:value-type="string">
            <text:p><text:s/>蔡鼎三 </text:p>
          </table:table-cell>
          <table:table-cell table:style-name="ce18" office:value-type="string" office:string-value="東石鄉鰲鼓中排護岸改善工程" calcext:value-type="string">
            <text:p><text:s/>東石鄉鰲鼓中排護岸改善工程 </text:p>
          </table:table-cell>
          <table:table-cell table:style-name="ce8" office:value-type="string" office:string-value="東石鄉" calcext:value-type="string">
            <text:p><text:s/>東石鄉 </text:p>
          </table:table-cell>
          <table:table-cell table:number-columns-repeated="2" table:style-name="ce8" office:value-type="float" office:value="1700" calcext:value-type="float">
            <text:p><text:s/>1,700 </text:p>
          </table:table-cell>
          <table:table-cell table:style-name="ce8" office:value-type="string" office:string-value="105年度 水利工程-防洪及灌溉工程" calcext:value-type="string">
            <text:p><text:s/>105年度 水利工程-防洪及灌溉工程 </text:p>
          </table:table-cell>
          <table:table-cell table:style-name="ce8" office:value-type="string" office:string-value="嘉義縣政府" calcext:value-type="string">
            <text:p><text:s/>嘉義縣政府 </text:p>
          </table:table-cell>
          <table:table-cell table:style-name="ce38" office:value-type="string" office:string-value="公開招標" calcext:value-type="string">
            <text:p><text:s/>公開招標 </text:p>
          </table:table-cell>
          <table:table-cell table:style-name="ce43" office:value-type="string" office:string-value="冠興土木包工業" calcext:value-type="string">
            <text:p><text:s/>冠興土木包工業 </text:p>
          </table:table-cell>
          <table:table-cell table:style-name="ce45" table:number-columns-repeated="2"/>
          <table:table-cell table:number-columns-repeated="1013"/>
        </table:table-row>
        <table:table-row table:style-name="ro5">
          <table:table-cell table:style-name="ce7" office:value-type="string" calcext:value-type="string">
            <text:p>戴光宗</text:p>
          </table:table-cell>
          <table:table-cell table:style-name="ce17" office:value-type="string" calcext:value-type="string">
            <text:p>水上鄉縣道168線21K+600及25K附近側溝改善工程</text:p>
          </table:table-cell>
          <table:table-cell table:style-name="ce25" office:value-type="string" calcext:value-type="string">
            <text:p>水上鄉</text:p>
          </table:table-cell>
          <table:table-cell table:number-columns-repeated="2" table:style-name="ce29" office:value-type="float" office:value="485" calcext:value-type="float">
            <text:p><text:s/>485 </text:p>
          </table:table-cell>
          <table:table-cell table:style-name="ce33" office:value-type="string" calcext:value-type="string">
            <text:p>105年度道路橋樑工程-縣鄉公路保養工程</text:p>
          </table:table-cell>
          <table:table-cell table:style-name="ce7" office:value-type="string" calcext:value-type="string">
            <text:p>嘉義縣政府</text:p>
          </table:table-cell>
          <table:table-cell table:style-name="ce37" office:value-type="string" calcext:value-type="string">
            <text:p>公開招標</text:p>
          </table:table-cell>
          <table:table-cell table:style-name="ce37" office:value-type="string" calcext:value-type="string">
            <text:p>嘉靖和營造有限公司</text:p>
          </table:table-cell>
          <table:table-cell table:style-name="ce45" table:number-columns-repeated="2"/>
          <table:table-cell table:number-columns-repeated="1013"/>
        </table:table-row>
        <table:table-row table:style-name="ro5">
          <table:table-cell table:style-name="ce7" office:value-type="string" calcext:value-type="string">
            <text:p>羅士洋</text:p>
          </table:table-cell>
          <table:table-cell table:style-name="ce17" office:value-type="string" calcext:value-type="string">
            <text:p>105年中埔.頂埔村等22村之AC.RC路面,排水溝及水土保持等工程</text:p>
          </table:table-cell>
          <table:table-cell table:style-name="ce25" office:value-type="string" calcext:value-type="string">
            <text:p>中埔鄉</text:p>
          </table:table-cell>
          <table:table-cell table:number-columns-repeated="2" table:style-name="ce29" office:value-type="float" office:value="5000" calcext:value-type="float">
            <text:p><text:s/>5,000 </text:p>
          </table:table-cell>
          <table:table-cell table:style-name="ce33" office:value-type="string" calcext:value-type="string">
            <text:p>105年度道路橋樑工程-縣鄉公路工程</text:p>
          </table:table-cell>
          <table:table-cell table:style-name="ce7" office:value-type="string" calcext:value-type="string">
            <text:p>嘉義縣政府</text:p>
          </table:table-cell>
          <table:table-cell table:style-name="ce39" office:value-type="string" calcext:value-type="string">
            <text:p>公開招標</text:p>
          </table:table-cell>
          <table:table-cell table:style-name="ce39" office:value-type="string" calcext:value-type="string">
            <text:p>設計中</text:p>
          </table:table-cell>
          <table:table-cell table:style-name="ce45" table:number-columns-repeated="2"/>
          <table:table-cell table:number-columns-repeated="1013"/>
        </table:table-row>
        <table:table-row table:style-name="ro6">
          <table:table-cell table:style-name="ce7"/>
          <table:table-cell table:style-name="ce17"/>
          <table:table-cell table:style-name="ce25"/>
          <table:table-cell table:style-name="ce29" table:number-columns-repeated="2"/>
          <table:table-cell table:style-name="ce33"/>
          <table:table-cell table:style-name="ce7"/>
          <table:table-cell table:style-name="ce37" table:number-columns-repeated="2"/>
          <table:table-cell table:style-name="ce45" table:number-columns-repeated="2"/>
          <table:table-cell table:number-columns-repeated="1013"/>
        </table:table-row>
        <table:table-row table:style-name="ro6">
          <table:table-cell table:style-name="ce7"/>
          <table:table-cell table:style-name="ce17"/>
          <table:table-cell table:style-name="ce25"/>
          <table:table-cell table:style-name="ce29" table:number-columns-repeated="2"/>
          <table:table-cell table:style-name="ce33"/>
          <table:table-cell table:style-name="ce7"/>
          <table:table-cell table:style-name="ce39" table:number-columns-repeated="2"/>
          <table:table-cell table:style-name="ce45" table:number-columns-repeated="2"/>
          <table:table-cell table:number-columns-repeated="1013"/>
        </table:table-row>
        <table:table-row table:style-name="ro3">
          <table:table-cell table:style-name="ce9" office:value-type="string" calcext:value-type="string" table:number-columns-spanned="3" table:number-rows-spanned="1">
            <text:p>合 <text:s text:c="9"/>計</text:p>
          </table:table-cell>
          <table:covered-table-cell table:style-name="ce20"/>
          <table:covered-table-cell table:style-name="ce27"/>
          <table:table-cell table:style-name="ce6" table:formula="of:=SUM([.D6:.D83])" office:value-type="float" office:value="45993.695" calcext:value-type="float">
            <text:p><text:s/>45,994 </text:p>
          </table:table-cell>
          <table:table-cell table:style-name="ce6" table:formula="of:=SUM([.E6:.E83])" office:value-type="float" office:value="40463.795" calcext:value-type="float">
            <text:p><text:s/>40,464 </text:p>
          </table:table-cell>
          <table:table-cell table:style-name="ce34" table:number-columns-spanned="4" table:number-rows-spanned="1"/>
          <table:covered-table-cell table:number-columns-repeated="3" table:style-name="ce34"/>
          <table:table-cell table:style-name="ce21" table:number-columns-repeated="1015"/>
        </table:table-row>
        <table:table-row table:style-name="ro4" table:number-rows-repeated="2">
          <table:table-cell table:style-name="ce10"/>
          <table:table-cell table:style-name="ce21" table:number-columns-repeated="1023"/>
        </table:table-row>
        <table:table-row table:style-name="ro6" table:number-rows-repeated="1048489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Titles" table:base-cell-address="$議員4.$A$1" table:cell-range-address="$議員4.$A$1:.$AMJ$5" table:range-usable-as="repeat-column repeat-row"/>
          <table:named-range table:name="Excel_BuiltIn__FilterDatabase" table:base-cell-address="$議員4.$A$1" table:cell-range-address="$議員4.$A$4:.$I$5"/>
        </table:named-expressions>
      </table:table>
      <table:named-expressions/>
      <table:database-ranges>
        <table:database-range table:name="__Anonymous_Sheet_DB__0" table:target-range-address="議員4.A4:議員4.I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Sheet1" style:display-name="一般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4.99mm" fo:margin-left="8.01mm" fo:margin-right="8.01mm" style:first-page-number="continue" style:scale-to="83%" style:table-centering="horizontal" style:writing-mode="lr-tb"/>
      <style:header-style>
        <style:header-footer-properties fo:min-height="7.5mm" fo:margin-left="10.99mm" fo:margin-right="10.99mm" fo:margin-bottom="0mm"/>
      </style:header-style>
      <style:footer-style>
        <style:header-footer-properties svg:height="0mm" fo:margin-left="10.99mm" fo:margin-right="10.99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議員4" style:display-name="PageStyle_議員4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>
        <text:p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許玉慧</meta:initial-creator>
    <meta:creation-date>2016-07-19T11:47:10</meta:creation-date>
    <dc:creator>許玉慧</dc:creator>
    <dc:date>2016-07-19T11:47:41</dc:date>
    <meta:document-statistic meta:table-count="1" meta:cell-count="702" meta:object-count="0"/>
    <meta:generator>LibreOffice/5.1.2.2$Windows_x86 LibreOffice_project/d3bf12ecb743fc0d20e0be0c58ca359301eb705f</meta:generator>
  </office:meta>
</office:document-meta>
</file>